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 manifest:full-path="Configurations2/accelerator/current.xml"/>
  <manifest:file-entry manifest:media-type="application/vnd.sun.xml.ui.configuration" manifest:full-path="Configurations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application/binary" manifest:full-path="layout-cache"/>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5.995cm" table:align="left"/>
    </style:style>
    <style:style style:name="Table2.A" style:family="table-column">
      <style:table-column-properties style:column-width="1.997cm"/>
    </style:style>
    <style:style style:name="Table2.B" style:family="table-column">
      <style:table-column-properties style:column-width="13.99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1.244cm"/>
    </style:style>
    <style:style style:name="Table1.B" style:family="table-column">
      <style:table-column-properties style:column-width="14.76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007cm" fo:margin-left="0cm" table:align="left"/>
    </style:style>
    <style:style style:name="Table3.A" style:family="table-column">
      <style:table-column-properties style:column-width="1.588cm"/>
    </style:style>
    <style:style style:name="Table3.B" style:family="table-column">
      <style:table-column-properties style:column-width="14.4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justify" style:justify-single-word="false" fo:text-indent="1.508cm" style:auto-text-indent="false">
        <style:tab-stops>
          <style:tab-stop style:position="2.223cm"/>
        </style:tab-stops>
      </style:paragraph-properties>
      <style:text-properties fo:color="#000000" fo:font-size="14pt" style:font-size-asian="14pt" style:font-size-complex="14pt"/>
    </style:style>
    <style:style style:name="P2" style:family="paragraph" style:parent-style-name="Text_20_body">
      <style:paragraph-properties fo:margin-left="0cm" fo:margin-right="0cm" fo:text-align="justify" style:justify-single-word="false" fo:text-indent="1.508cm" style:auto-text-indent="false">
        <style:tab-stops>
          <style:tab-stop style:position="2.223cm"/>
        </style:tab-stops>
      </style:paragraph-properties>
      <style:text-properties fo:color="#000000" fo:font-size="14pt" style:font-size-asian="14pt" style:font-size-complex="14pt"/>
    </style:style>
    <style:style style:name="P3" style:family="paragraph" style:parent-style-name="Text_20_body">
      <style:paragraph-properties fo:margin-left="0cm" fo:margin-right="0cm" fo:text-align="justify" style:justify-single-word="false" fo:text-indent="1.508cm" style:auto-text-indent="false">
        <style:tab-stops>
          <style:tab-stop style:position="2.223cm"/>
        </style:tab-stops>
      </style:paragraph-properties>
      <style:text-properties fo:color="#000000"/>
    </style:style>
    <style:style style:name="P4"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6"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name-asian="Droid Sans Mono" style:font-size-asian="12.25pt" style:font-style-asian="normal" style:font-weight-asian="normal" style:font-name-complex="Droid Sans Mono" style:font-size-complex="14pt" style:font-style-complex="normal" style:font-weight-complex="normal"/>
    </style:style>
    <style:style style:name="P7"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2.25pt" style:font-weight-asian="normal" style:font-size-complex="14pt" style:font-weight-complex="normal"/>
    </style:style>
    <style:style style:name="P8"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style:font-size-asian="12.25pt" style:font-size-complex="14pt"/>
    </style:style>
    <style:style style:name="P9" style:family="paragraph" style:parent-style-name="Text_20_body">
      <style:paragraph-properties fo:text-align="justify" style:justify-single-word="false"/>
      <style:text-properties fo:font-variant="normal" fo:text-transform="none" fo:color="#000000" style:font-name="Times New Roman" fo:font-size="14pt" fo:letter-spacing="normal" fo:font-weight="normal" style:font-size-asian="14pt" style:font-size-complex="14pt"/>
    </style:style>
    <style:style style:name="P10"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11"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bold" style:font-size-asian="14pt" style:font-weight-asian="bold" style:font-size-complex="14pt" style:font-weight-complex="bold"/>
    </style:style>
    <style:style style:name="P13" style:family="paragraph" style:parent-style-name="Text_20_body">
      <style:paragraph-properties fo:text-align="justify" style:justify-single-word="false"/>
      <style:text-properties fo:font-variant="normal" fo:text-transform="none" fo:color="#000000" style:font-name="Times New Roman3" fo:letter-spacing="normal" fo:font-style="normal" fo:font-weight="normal"/>
    </style:style>
    <style:style style:name="P14" style:family="paragraph" style:parent-style-name="Text_20_body">
      <style:paragraph-properties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15" style:family="paragraph" style:parent-style-name="Text_20_body">
      <style:paragraph-properties fo:text-align="justify" style:justify-single-word="false"/>
      <style:text-properties fo:color="#000000"/>
    </style:style>
    <style:style style:name="P1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7" style:family="paragraph" style:parent-style-name="Text_20_body">
      <style:paragraph-properties fo:margin-left="0cm" fo:margin-right="0cm" fo:text-align="justify" style:justify-single-word="false" fo:text-indent="0cm" style:auto-text-indent="false">
        <style:tab-stops>
          <style:tab-stop style:position="2.223cm"/>
        </style:tab-stops>
      </style:paragraph-properties>
      <style:text-properties fo:color="#000000" fo:font-size="14pt" style:font-size-asian="10.5pt"/>
    </style:style>
    <style:style style:name="P18" style:family="paragraph" style:parent-style-name="Text_20_body">
      <style:paragraph-properties fo:margin-left="0cm" fo:margin-right="0cm" fo:text-align="justify" style:justify-single-word="false" fo:text-indent="0cm" style:auto-text-indent="false">
        <style:tab-stops>
          <style:tab-stop style:position="2.223cm"/>
        </style:tab-stops>
      </style:paragraph-properties>
      <style:text-properties fo:color="#000000" fo:font-size="14pt" style:font-size-asian="14pt" style:font-size-complex="14pt"/>
    </style:style>
    <style:style style:name="P19" style:family="paragraph" style:parent-style-name="Text_20_body">
      <style:paragraph-properties fo:margin-left="0cm" fo:margin-right="0cm" fo:text-align="justify" style:justify-single-word="false" fo:text-indent="-0.026cm" style:auto-text-indent="false">
        <style:tab-stops>
          <style:tab-stop style:position="0.026cm"/>
        </style:tab-stops>
      </style:paragraph-properties>
      <style:text-properties fo:color="#000000"/>
    </style:style>
    <style:style style:name="P20" style:family="paragraph" style:parent-style-name="Text_20_body">
      <style:paragraph-properties fo:margin-left="0cm" fo:margin-right="0cm" fo:text-align="justify" style:justify-single-word="false" fo:text-indent="1.535cm" style:auto-text-indent="false">
        <style:tab-stops>
          <style:tab-stop style:position="0.026cm"/>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21" style:family="paragraph" style:parent-style-name="Text_20_body">
      <style:paragraph-properties fo:margin-left="0cm" fo:margin-right="0cm" fo:text-align="justify" style:justify-single-word="false" fo:text-indent="1.535cm" style:auto-text-indent="false">
        <style:tab-stops>
          <style:tab-stop style:position="0.026cm"/>
        </style:tab-stops>
      </style:paragraph-properties>
      <style:text-properties fo:color="#000000"/>
    </style:style>
    <style:style style:name="P22" style:family="paragraph" style:parent-style-name="Text_20_body">
      <style:paragraph-properties fo:margin-left="0cm" fo:margin-right="0cm" fo:text-align="justify" style:justify-single-word="false" fo:text-indent="0.674cm" style:auto-text-indent="false">
        <style:tab-stops>
          <style:tab-stop style:position="2.223cm"/>
        </style:tab-stops>
      </style:paragraph-properties>
      <style:text-properties fo:color="#000000" fo:font-size="14pt" style:font-size-asian="14pt" style:font-size-complex="14pt"/>
    </style:style>
    <style:style style:name="P23" style:family="paragraph" style:parent-style-name="Heading_20_3">
      <style:text-properties fo:color="#000000"/>
    </style:style>
    <style:style style:name="P24" style:family="paragraph" style:parent-style-name="Heading_20_3">
      <style:paragraph-properties fo:text-align="center" style:justify-single-word="false"/>
      <style:text-properties fo:color="#000000"/>
    </style:style>
    <style:style style:name="P25"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6" style:family="paragraph" style:parent-style-name="Standard" style:list-style-name="">
      <style:paragraph-properties fo:line-height="150%" fo:text-align="center" style:justify-single-word="false"/>
      <style:text-properties fo:color="#000000"/>
    </style:style>
    <style:style style:name="P27" style:family="paragraph" style:parent-style-name="Standard">
      <style:paragraph-properties fo:margin-top="0.106cm" fo:margin-bottom="0cm" fo:line-height="150%" fo:text-align="center" style:justify-single-word="false"/>
      <style:text-properties fo:color="#000000" fo:font-size="14pt" fo:font-weight="bold" style:font-size-asian="14pt" style:font-weight-asian="bold" style:font-size-complex="14pt"/>
    </style:style>
    <style:style style:name="P28" style:family="paragraph" style:parent-style-name="Standard">
      <style:paragraph-properties fo:margin-left="8.89cm" fo:margin-right="0cm" fo:line-height="150%" fo:text-indent="0cm" style:auto-text-indent="false"/>
      <style:text-properties fo:color="#000000"/>
    </style:style>
    <style:style style:name="P29" style:family="paragraph" style:parent-style-name="Standard">
      <style:paragraph-properties fo:margin-left="9.208cm" fo:margin-right="0cm" fo:line-height="150%" fo:text-indent="0cm" style:auto-text-indent="false">
        <style:tab-stops>
          <style:tab-stop style:position="11.43cm"/>
        </style:tab-stops>
      </style:paragraph-properties>
      <style:text-properties fo:color="#000000" fo:font-style="italic" style:font-style-asian="italic"/>
    </style:style>
    <style:style style:name="P30" style:family="paragraph" style:parent-style-name="Standard" style:master-page-name="First_20_Page">
      <style:paragraph-properties fo:line-height="150%" fo:text-align="center" style:justify-single-word="false" style:page-number="auto"/>
      <style:text-properties fo:color="#000000" fo:font-size="14pt" fo:font-weight="bold" style:font-size-asian="14pt" style:font-weight-asian="bold" style:font-size-complex="14pt"/>
    </style:style>
    <style:style style:name="P31" style:family="paragraph" style:parent-style-name="Standard">
      <style:paragraph-properties fo:margin-left="10.001cm" fo:margin-right="0cm" fo:line-height="150%" fo:text-indent="0cm" style:auto-text-indent="false"/>
      <style:text-properties fo:color="#000000"/>
    </style:style>
    <style:style style:name="P32" style:family="paragraph" style:parent-style-name="Standard">
      <style:paragraph-properties fo:margin-left="10.001cm" fo:margin-right="0cm" fo:line-height="150%" fo:text-indent="0cm" style:auto-text-indent="false"/>
      <style:text-properties fo:color="#000000" fo:font-size="14pt" style:font-size-asian="14pt" style:font-size-complex="14pt"/>
    </style:style>
    <style:style style:name="P33" style:family="paragraph" style:parent-style-name="Standard">
      <style:paragraph-properties fo:margin-left="10.001cm" fo:margin-right="0cm" fo:line-height="150%" fo:text-indent="0cm" style:auto-text-indent="false">
        <style:tab-stops>
          <style:tab-stop style:position="11.43cm"/>
        </style:tab-stops>
      </style:paragraph-properties>
      <style:text-properties fo:color="#000000" fo:font-style="italic" style:font-style-asian="italic"/>
    </style:style>
    <style:style style:name="P34" style:family="paragraph" style:parent-style-name="Standard">
      <style:paragraph-properties fo:margin-left="10.001cm" fo:margin-right="0cm" fo:line-height="150%" fo:text-indent="0cm" style:auto-text-indent="false"/>
      <style:text-properties fo:color="#000000" fo:language="en" fo:country="US"/>
    </style:style>
    <style:style style:name="P35" style:family="paragraph" style:parent-style-name="Text_20_body" style:list-style-name="L1">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style:font-size-asian="12.25pt" style:font-size-complex="14pt"/>
    </style:style>
    <style:style style:name="P37"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Text_20_body">
      <style:text-properties fo:color="#000000"/>
    </style:style>
    <style:style style:name="P39" style:family="paragraph" style:parent-style-name="Text_20_body">
      <style:paragraph-properties fo:text-align="end" style:justify-single-word="false"/>
      <style:text-properties fo:color="#000000"/>
    </style:style>
    <style:style style:name="P40" style:family="paragraph" style:parent-style-name="Text_20_body">
      <style:paragraph-properties fo:text-align="end" style:justify-single-word="false"/>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fo:margin-left="0cm" fo:margin-right="0cm" fo:text-align="justify" style:justify-single-word="false" fo:text-indent="1.508cm" style:auto-text-indent="false">
        <style:tab-stops>
          <style:tab-stop style:position="2.223cm"/>
        </style:tab-stops>
      </style:paragraph-properties>
      <style:text-properties fo:color="#000000"/>
    </style:style>
    <style:style style:name="P43" style:family="paragraph" style:parent-style-name="Text_20_body" style:list-style-name="L2">
      <style:paragraph-properties fo:margin-left="0cm" fo:margin-right="0cm" fo:text-align="justify" style:justify-single-word="false" fo:text-indent="1.508cm" style:auto-text-indent="false">
        <style:tab-stops>
          <style:tab-stop style:position="2.223cm"/>
        </style:tab-stops>
      </style:paragraph-properties>
      <style:text-properties fo:color="#000000"/>
    </style:style>
    <style:style style:name="P44" style:family="paragraph" style:parent-style-name="Text_20_body">
      <style:paragraph-properties fo:margin-left="0cm" fo:margin-right="0cm" fo:text-align="end" style:justify-single-word="false" fo:text-indent="1.508cm" style:auto-text-indent="false">
        <style:tab-stops>
          <style:tab-stop style:position="2.223cm"/>
        </style:tab-stops>
      </style:paragraph-properties>
      <style:text-properties fo:color="#000000"/>
    </style:style>
    <style:style style:name="P45" style:family="paragraph" style:parent-style-name="Table_20_Contents">
      <style:text-properties fo:color="#000000"/>
    </style:style>
    <style:style style:name="P46" style:family="paragraph" style:parent-style-name="Table_20_Contents">
      <style:text-properties fo:color="#000000" style:font-name="Times New Roman" fo:font-size="14pt" style:font-size-asian="14pt" style:font-size-complex="14pt"/>
    </style:style>
    <style:style style:name="P47" style:family="paragraph" style:parent-style-name="Table_20_Contents">
      <style:paragraph-properties fo:text-align="end" style:justify-single-word="false"/>
      <style:text-properties fo:color="#000000" style:font-name="Times New Roman" fo:font-size="14pt" style:font-size-asian="14pt" style:font-size-complex="14pt"/>
    </style:style>
    <style:style style:name="P48" style:family="paragraph" style:parent-style-name="Table_20_Contents">
      <style:paragraph-properties fo:text-align="end" style:justify-single-word="false"/>
      <style:text-properties fo:color="#000000"/>
    </style:style>
    <style:style style:name="P49"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50"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51" style:family="paragraph" style:parent-style-name="Heading_20_2">
      <style:text-properties fo:color="#000000"/>
    </style:style>
    <style:style style:name="P52" style:family="paragraph" style:parent-style-name="Heading_20_2">
      <style:paragraph-properties fo:text-align="center" style:justify-single-word="false"/>
      <style:text-properties fo:color="#000000"/>
    </style:style>
    <style:style style:name="P53" style:family="paragraph" style:parent-style-name="Heading_20_2">
      <style:text-properties fo:color="#000000" fo:font-weight="bold" style:font-weight-asian="bold" style:font-weight-complex="bold"/>
    </style:style>
    <style:style style:name="P54" style:family="paragraph" style:parent-style-name="Heading_20_1">
      <style:paragraph-properties fo:text-align="center" style:justify-single-word="false"/>
      <style:text-properties fo:color="#000000"/>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color="#000000"/>
    </style:style>
    <style:style style:name="P57" style:family="paragraph" style:parent-style-name="Heading_20_1">
      <style:paragraph-properties fo:text-align="center" style:justify-single-word="false" fo:break-before="page"/>
      <style:text-properties fo:color="#000000"/>
    </style:style>
    <style:style style:name="P58" style:family="paragraph" style:parent-style-name="Heading_20_1" style:list-style-name="">
      <style:paragraph-properties fo:line-height="150%" fo:text-align="center" style:justify-single-word="false" fo:break-before="page"/>
      <style:text-properties fo:color="#000000"/>
    </style:style>
    <style:style style:name="P59" style:family="paragraph" style:parent-style-name="Heading_20_3">
      <style:text-properties fo:color="#000000"/>
    </style:style>
    <style:style style:name="P60" style:family="paragraph" style:parent-style-name="Heading_20_3">
      <style:text-properties fo:font-style="normal" fo:font-weight="bold" style:font-style-asian="normal" style:font-weight-asian="bold" style:font-style-complex="normal" style:font-weight-complex="bold"/>
    </style:style>
    <style:style style:name="P61" style:family="paragraph" style:parent-style-name="Обычный_20__28_веб_29_">
      <style:paragraph-properties fo:margin-top="0cm" fo:margin-bottom="0cm" fo:line-height="150%" fo:text-align="center" style:justify-single-word="false"/>
      <style:text-properties fo:color="#000000" style:font-name="Times New Roman CYR" fo:font-size="14pt" style:font-size-asian="14pt" style:font-name-complex="Times New Roman CYR" style:font-size-complex="14pt" style:font-weight-complex="bold"/>
    </style:style>
    <style:style style:name="P62" style:family="paragraph" style:parent-style-name="Обычный_20__28_веб_29_">
      <style:paragraph-properties fo:margin-top="0cm" fo:margin-bottom="0cm" fo:line-height="150%" fo:text-align="center" style:justify-single-word="false"/>
      <style:text-properties fo:color="#000000" fo:font-size="14pt" style:font-size-asian="14pt" style:font-size-complex="14pt"/>
    </style:style>
    <style:style style:name="P63" style:family="paragraph" style:parent-style-name="Обычный_20__28_веб_29_">
      <style:paragraph-properties fo:margin-top="0cm" fo:margin-bottom="0.212cm" fo:line-height="150%" fo:text-align="center" style:justify-single-word="false"/>
      <style:text-properties fo:color="#000000" style:font-name="Times New Roman CYR" fo:font-size="14pt" style:font-size-asian="14pt" style:font-name-complex="Times New Roman CYR" style:font-size-complex="14pt" style:font-weight-complex="bold"/>
    </style:style>
    <style:style style:name="P64" style:family="paragraph" style:parent-style-name="Обычный_20__28_веб_29_">
      <style:paragraph-properties fo:margin-top="0cm" fo:margin-bottom="0.212cm" fo:line-height="150%" fo:text-align="center" style:justify-single-word="false"/>
      <style:text-properties fo:color="#000000" fo:font-size="18pt" fo:font-weight="bold" style:font-size-asian="18pt" style:font-weight-asian="bold" style:font-size-complex="18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style:font-name="Times New Roman" fo:font-size="14pt" fo:letter-spacing="normal" fo:font-style="normal" fo:font-weight="normal" style:font-size-asian="14pt" style:font-size-complex="14pt"/>
    </style:style>
    <style:style style:name="T4" style:family="text">
      <style:text-properties fo:font-variant="normal" fo:text-transform="none" style:font-name="Times New Roman" fo:font-size="14pt" fo:letter-spacing="normal" fo:font-style="normal" fo:font-weight="normal" style:font-size-asian="12.25pt" style:font-size-complex="14pt"/>
    </style:style>
    <style:style style:name="T5"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6" style:family="text">
      <style:text-properties fo:font-variant="normal" fo:text-transform="none" style:font-name="Times New Roman" fo:font-size="14pt" fo:letter-spacing="normal" fo:font-style="normal" style:font-size-asian="12.25pt" style:font-size-complex="14pt"/>
    </style:style>
    <style:style style:name="T7"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8"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9" style:family="text">
      <style:text-properties fo:font-variant="normal" fo:text-transform="none" style:font-name="Times New Roman" fo:font-size="14pt" fo:letter-spacing="normal" fo:font-weight="bold" style:font-size-asian="14pt" style:font-size-complex="14pt"/>
    </style:style>
    <style:style style:name="T10"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11" style:family="text">
      <style:text-properties fo:font-variant="normal" fo:text-transform="none" style:font-name="Times New Roman" fo:font-size="14pt" fo:letter-spacing="normal" fo:font-weight="normal" style:font-size-asian="14pt" style:font-size-complex="14pt"/>
    </style:style>
    <style:style style:name="T12" style:family="text">
      <style:text-properties fo:font-variant="normal" fo:text-transform="none" style:font-name="Times New Roman" fo:letter-spacing="normal" fo:font-style="normal" fo:font-weight="normal"/>
    </style:style>
    <style:style style:name="T13"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4"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5"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6"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ize-complex="14pt"/>
    </style:style>
    <style:style style:name="T17" style:family="text">
      <style:text-properties fo:font-variant="normal" fo:text-transform="none" style:text-line-through-style="none" style:font-name="Times New Roman" fo:letter-spacing="normal" fo:font-style="normal" style:text-underline-style="none" fo:font-weight="normal" style:text-blinking="false" style:font-size-asian="14pt" style:font-size-complex="14pt"/>
    </style:style>
    <style:style style:name="T18" style:family="text">
      <style:text-properties fo:font-variant="normal" fo:text-transform="none" style:font-name="Times New Roman3" fo:letter-spacing="normal" fo:font-style="normal" fo:font-weight="normal"/>
    </style:style>
    <style:style style:name="T19" style:family="text">
      <style:text-properties fo:font-variant="normal" fo:text-transform="none" style:font-name="Times New Roman3" fo:letter-spacing="normal" fo:font-style="normal" fo:font-weight="normal" style:font-style-asian="normal" style:font-style-complex="normal"/>
    </style:style>
    <style:style style:name="T20" style:family="text">
      <style:text-properties fo:font-variant="normal" fo:text-transform="none" style:font-name="Times New Roman3" fo:letter-spacing="normal" fo:font-style="italic" fo:font-weight="normal"/>
    </style:style>
    <style:style style:name="T21" style:family="text">
      <style:text-properties fo:font-variant="normal" fo:text-transform="none" style:font-name="Times New Roman3" fo:letter-spacing="normal" fo:font-style="italic" fo:font-weight="normal" style:font-style-asian="italic" style:font-style-complex="italic"/>
    </style:style>
    <style:style style:name="T22"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000000"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4" style:family="text">
      <style:text-properties fo:font-variant="normal" fo:text-transform="none" fo:color="#000000" style:font-name="Times New Roman" fo:font-size="14pt" fo:letter-spacing="normal" fo:font-style="normal" style:font-size-asian="14pt" style:font-size-complex="14pt"/>
    </style:style>
    <style:style style:name="T25" style:family="text">
      <style:text-properties fo:font-variant="normal" fo:text-transform="none" style:font-name="Times New Roman" fo:font-size="14pt" fo:letter-spacing="normal" fo:font-style="normal" fo:font-weight="normal" style:font-size-asian="14pt" style:font-size-complex="14pt"/>
    </style:style>
    <style:style style:name="T26" style:family="text">
      <style:text-properties fo:font-variant="normal" fo:text-transform="none" style:font-name="Times New Roman" fo:font-size="14pt" fo:letter-spacing="normal" fo:font-style="normal" style:font-size-asian="14pt" style:font-size-complex="14pt"/>
    </style:style>
    <style:style style:name="T27" style:family="text">
      <style:text-properties fo:font-variant="normal" fo:text-transform="none" style:font-name="Times New Roman" fo:font-size="14pt" fo:letter-spacing="normal" style:font-size-asian="14pt" style:font-size-complex="14pt"/>
    </style:style>
    <style:style style:name="T28" style:family="text">
      <style:text-properties fo:font-variant="normal" fo:text-transform="none" style:font-name="Times New Roman" fo:letter-spacing="normal" fo:font-style="normal" fo:font-weight="normal" style:font-size-asian="14pt" style:font-size-complex="14pt"/>
    </style:style>
    <style:style style:name="T29" style:family="text">
      <style:text-properties fo:font-variant="normal" fo:text-transform="none" fo:letter-spacing="normal" fo:font-style="normal" fo:font-weight="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style:font-style-asian="normal" style:font-style-complex="normal"/>
    </style:style>
    <style:style style:name="T35" style:family="text">
      <style:text-properties style:font-name="Times New Roman" style:font-size-asian="12.25pt"/>
    </style:style>
    <style:style style:name="T36" style:family="text">
      <style:text-properties fo:font-weight="normal" style:font-style-asian="normal" style:font-weight-asian="normal" style:font-style-complex="normal" style:font-weight-complex="normal"/>
    </style:style>
    <style:style style:name="T37" style:family="text">
      <style:text-properties fo:font-size="14pt" style:font-size-asian="14pt" style:font-size-complex="14pt"/>
    </style:style>
    <style:style style:name="T38" style:family="text">
      <style:text-properties style:text-line-through-style="none" style:text-underline-style="none" style:text-blinking="false" style:font-style-asian="normal" style:font-style-complex="normal"/>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Омский государственный университет им. Ф.М. Достоевского </text:p>
      <text:p text:style-name="P27">Институт математики и информационных технологий</text:p>
      <text:p text:style-name="P25">Кафедра логики и логического программирования</text:p>
      <text:p text:style-name="P61"/>
      <text:p text:style-name="P61"/>
      <text:p text:style-name="P61"/>
      <text:p text:style-name="P61"/>
      <text:p text:style-name="P61"/>
      <text:p text:style-name="P63"/>
      <text:p text:style-name="P64">Классификация текста научной тематики</text:p>
      <text:p text:style-name="P61">Дипломная работа</text:p>
      <text:p text:style-name="P62">Специальность «Прикладная математика и информатика»</text:p>
      <text:p text:style-name="P28"/>
      <text:p text:style-name="P28"/>
      <text:p text:style-name="P31"/>
      <text:p text:style-name="P32">Выполнил:</text:p>
      <text:p text:style-name="P32">студент группы МПС-703-О </text:p>
      <text:p text:style-name="P32">Верзаков Максим Анатольевич</text:p>
      <text:p text:style-name="P32">___________________</text:p>
      <text:p text:style-name="P33">(подпись студента)</text:p>
      <text:p text:style-name="P34"/>
      <text:p text:style-name="P32">Научный руководитель:</text:p>
      <text:p text:style-name="P32">к.т.н., доцент</text:p>
      <text:p text:style-name="P32">Лавров Дмитрий Николаевич</text:p>
      <text:p text:style-name="P32">___________________</text:p>
      <text:p text:style-name="P33">(подпись руководителя)</text:p>
      <text:p text:style-name="P29"/>
      <text:p text:style-name="P29"/>
      <text:p text:style-name="P29"/>
      <text:h text:style-name="P26" text:outline-level="1"><text:span text:style-name="T37">Омск 2012</text:span></text:h>
      <text:h text:style-name="P58" text:outline-level="1">оглавление</text:h>
      <text:h text:style-name="P57" text:outline-level="1">Введение </text:h>
      <text:p text:style-name="P15"><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15"><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38">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4">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4"/>
      <text:p text:style-name="P4">Цели и задачи:</text:p>
      <text:list xml:id="list1447589900" text:style-name="L1">
        <text:list-item>
          <text:p text:style-name="P35">Проверить возможность применения методов машинного обучения для классификации текста в системе УДК.</text:p>
        </text:list-item>
        <text:list-item>
          <text:p text:style-name="P35">Разработать эффективный подход.</text:p>
        </text:list-item>
      </text:list>
      <text:p text:style-name="P15"/>
      <text:p text:style-name="P15"/>
      <text:p text:style-name="P15"/>
      <text:p text:style-name="P15"/>
      <text:h text:style-name="P54" text:outline-level="1"><text:soft-page-break/>Глава 1. Описание задачи</text:h>
      <text:h text:style-name="P49" text:outline-level="2">1.1 Постановка задачи классификации</text:h>
      <text:p text:style-name="P15"><text:span text:style-name="T3">Имеется множество описаний </text:span><text:span text:style-name="T13">объектов </text:span><text:span text:style-name="T15">X</text:span><text:span text:style-name="T13">, </text:span><text:span text:style-name="T15">Y — </text:span><text:span text:style-name="T13">множество номеров или наименований классов. Помимо этого существует неизвестная целевая функция</text:span><text:span text:style-name="T13"><draw:frame draw:style-name="fr1" draw:name="Object3" text:anchor-type="as-char" svg:y="-0.439cm" svg:width="2.039cm" svg:height="0.547cm" draw:z-index="2"><draw:object xlink:href="./Object 3" xlink:type="simple" xlink:show="embed" xlink:actuate="onLoad"/><draw:image xlink:href="./ObjectReplacements/Object 3" xlink:type="simple" xlink:show="embed" xlink:actuate="onLoad"/></draw:frame></text:span><text:span text:style-name="T13">Задано конечное множество описаний объектов </text:span><text:span text:style-name="T13"><draw:frame draw:style-name="fr2" draw:name="Object4" text:anchor-type="as-char" svg:y="-0.512cm" svg:width="0.954cm" svg:height="0.617cm" draw:z-index="3"><draw:object xlink:href="./Object 4" xlink:type="simple" xlink:show="embed" xlink:actuate="onLoad"/><draw:image xlink:href="./ObjectReplacements/Object 4" xlink:type="simple" xlink:show="embed" xlink:actuate="onLoad"/></draw:frame></text:span><text:span text:style-name="T13">для которых известно значение функции </text:span><text:span text:style-name="T15">y</text:span><text:span text:style-name="T13">, называемое обучающей выбор­кой.</text:span><text:span text:style-name="T15"> </text:span><text:span text:style-name="T13">Требуется построить максимально близкое к </text:span><text:span text:style-name="T15">y</text:span><text:span text:style-name="T13"> отображение </text:span><text:span text:style-name="T13"><draw:frame draw:style-name="fr2" draw:name="Object5" text:anchor-type="as-char" svg:y="-0.439cm" svg:width="2.161cm" svg:height="0.547cm" draw:z-index="4"><draw:object xlink:href="./Object 5" xlink:type="simple" xlink:show="embed" xlink:actuate="onLoad"/><draw:image xlink:href="./ObjectReplacements/Object 5" xlink:type="simple" xlink:show="embed" xlink:actuate="onLoad"/></draw:frame></text:span><text:span text:style-name="T13">способное классифицировать любой объект </text:span><text:span text:style-name="T13"><draw:frame draw:style-name="fr2" draw:name="Object6" text:anchor-type="as-char" svg:y="-0.439cm" svg:width="1.349cm" svg:height="0.547cm" draw:z-index="5"><draw:object xlink:href="./Object 6" xlink:type="simple" xlink:show="embed" xlink:actuate="onLoad"/><draw:image xlink:href="./ObjectReplacements/Object 6" xlink:type="simple" xlink:show="embed" xlink:actuate="onLoad"/></draw:frame></text:span></text:p>
      <text:p text:style-name="P15">В задаче классификации документов <text:span text:style-name="T33">X </text:span><text:span text:style-name="T30">— множество описаний до­кументов, </text:span><text:span text:style-name="T33">Y</text:span><text:span text:style-name="T30"> — множество категорий.</text:span></text:p>
      <text:h text:style-name="P52" text:outline-level="2">1.2 Языковая модель</text:h>
      <text:p text:style-name="P15">Первый этап в решении задачи классификации — выявление инфор­мативных признаков, на основе которых можно получить математическое описание объекта. В качестве языковой модели были выбраны униграммы и биграммы. </text:p>
      <text:p text:style-name="P15">Под униграммой подразумевается частотный вектор. Каждому слову сопоставляется значение, зависящее от частоты его появления в документе и частоты появления этого слова в других документах. Биграмма представ­ляет из себя набор словосочетаний. Такая модель уже учитывает контекст в котором то или иное слово употребляется.</text:p>
      <text:p text:style-name="P15">Несмотря на различия в подходе к подсчёту коэффициентов для этих моделей, общим остаётся требование к предварительной обработке текста. Слова в документе используются в разных формах: меняется окон­чание, суффиксы, склонения и проч. Если это не учитывать, то точность представления данных может заметно упасть, кроме того, словарь исполь­зуемых слов разрастётся в разы, что также негативно скажется на решении задачи. Для того, чтобы избежать подобных проблем применяются алго­ритмы стемматизации.</text:p>
      <text:p text:style-name="P15"><text:span text:style-name="T2">Стемминг</text:span> — <text:span text:style-name="T3">это процесс нахождения </text:span><text:span text:style-name="T14">основы слова </text:span><text:span text:style-name="T3">для заданного исходного слова. Здесь под основой понимается не только и не столько ко­</text:span><text:soft-page-break/><text:span text:style-name="T3">рень слова, сколько общая часть. Алгоритмы стемматизации представляют собой давнюю проблему в области </text:span><text:span text:style-name="T14">компьютерных наук и часто ис­пользуются в поисковых системах. </text:span></text:p>
      <text:p text:style-name="P14">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решения, поз­воляющее более гибко обрабатывать текст.</text:p>
      <text:p text:style-name="P14">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14">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15">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h text:style-name="P24" text:outline-level="3">1.2.1 Определение весовых коэффициентов униграмм</text:h>
      <text:p text:style-name="P15">Рассмотрим функцию, определяющую вес слова в униграмме. Для этого применяется статистическая мера <text:span text:style-name="T31">TF-IDF</text:span> (<text:span text:style-name="T7">TF</text:span><text:span text:style-name="T8">— term frequency, </text:span><text:span text:style-name="T7">IDF </text:span><text:span text:style-name="T8">— inverse document frequency</text:span>). 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15"><text:span text:style-name="T2">TF</text:span> — это относительная частота употребления слова, то есть <text:s/>отно­шение числа вхождений конкретного слова в документе к числу слов в до­<text:soft-page-break/>кументе. </text:p>
      <text:p text:style-name="P15"><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15"><draw:frame draw:style-name="fr2" draw:name="Object1" text:anchor-type="as-char" svg:y="-0.748cm" svg:width="3.976cm" svg:height="1.265cm" draw:z-index="7"><draw:object xlink:href="./Object 1" xlink:type="simple" xlink:show="embed" xlink:actuate="onLoad"/><draw:image xlink:href="./ObjectReplacements/Object 1" xlink:type="simple" xlink:show="embed" xlink:actuate="onLoad"/></draw:frame>, <text:span text:style-name="T4">где</text:span></text:p>
      <text:p text:style-name="P16"><text:s/>|D| <text:s/>— число документов в коллекции,</text:p>
      <text:p text:style-name="P19"><text:span text:style-name="T4"><draw:frame draw:style-name="fr3" draw:name="Object2" text:anchor-type="as-char" svg:y="-0.439cm" svg:width="1.609cm" svg:height="0.621cm" draw:z-index="0"><draw:object xlink:href="./Object 2" xlink:type="simple" xlink:show="embed" xlink:actuate="onLoad"/><draw:image xlink:href="./ObjectReplacements/Object 2" xlink:type="simple" xlink:show="embed" xlink:actuate="onLoad"/></draw:frame></text:span><text:span text:style-name="T4"> — число документов, к которых встречается слово </text:span><text:span text:style-name="T4"><draw:frame draw:style-name="fr2" draw:name="Object7" text:anchor-type="as-char" svg:y="-0.439cm" svg:width="0.646cm" svg:height="0.619cm" draw:z-index="16"><draw:object xlink:href="./Object 7" xlink:type="simple" xlink:show="embed" xlink:actuate="onLoad"/><draw:image xlink:href="./ObjectReplacements/Object 7" xlink:type="simple" xlink:show="embed" xlink:actuate="onLoad"/></draw:frame></text:span></text:p>
      <text:p text:style-name="P20">Очевидно, что последний параметр никогда не равен 0, так как каж­дое слово встречается как минимум в одном документе. </text:p>
      <text:p text:style-name="P20">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21"><text:span text:style-name="T4">Таким образом мера </text:span><text:span text:style-name="T5">TF-TDF</text:span><text:span text:style-name="T4">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23" text:outline-level="3">1.2.2 Определение весовых коэффициентов биграмм</text:h>
      <text:p text:style-name="P6">В биграмме каждому словосочетанию сопоставляется число его употреблений. Параллельно с этим подсчитываются употребления единич­ных слов, а так же считается размер словаря. Эти параметры потребуются для количественной оценки классифицируемого неизвестного текста. Дан­ная процедура описана далее. </text:p>
      <text:h text:style-name="P50" text:outline-level="2">1.3 Описание категорий</text:h>
      <text:p text:style-name="P15">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text:soft-page-break/>тов и организации картотек. </text:p>
      <text:p text:style-name="P15">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15">Помимо этого УДК описывает набор правил комбинирования раз­личных разделов, для более точного определения содержимого документа.</text:p>
      <text:p text:style-name="P15">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15">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15">Последующая детализация идет за счет удлинения индексов.</text:p>
      <text:p text:style-name="P15">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8">Приведение квадратичных форм</text:span>" 620.193.4 складывается следующим образом:</text:p>
      <text:p text:style-name="P15">5 <text:span text:style-name="T12">Общие вопросы математических и естественных наук</text:span></text:p>
      <text:p text:style-name="P15">51 Математика</text:p>
      <text:p text:style-name="P15"><text:soft-page-break/>511 Теория чисел</text:p>
      <text:p text:style-name="P15">511.5 Диофантовы уравнения. Теория форм.</text:p>
      <text:p text:style-name="P15">517.55 <text:span text:style-name="T18">Теория квадратичных (билинейных) форм.</text:span></text:p>
      <text:p text:style-name="P15"><text:span text:style-name="T18">511.558</text:span> <text:span text:style-name="T18">Геометрия квадратичных форм.</text:span></text:p>
      <text:p text:style-name="P13">511.558.2 Приведение квадратичных форм.</text:p>
      <text:h text:style-name="P52" text:outline-level="2">1.4 Способы классификации</text:h>
      <text:p text:style-name="P15">Традиционно выделяют три подхода классификации документов.</text:p>
      <text:list xml:id="list1070123055" text:style-name="L2">
        <text:list-item>
          <text:list>
            <text:list-item>
              <text:list>
                <text:list-item>
                  <text:p text:style-name="P43">Ручная классификация. Так зачастую в обычных библиотеках книги разбиваются по тематическим рубрикам библиотекарями вручную. 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43">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43">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3">В данной работе рассматриваются лишь машинные методы обуче­ния. </text:p>
      <text:h text:style-name="P52" text:outline-level="2">1.4.1 Нейронная сеть</text:h>
      <text:p text:style-name="P3">Нейронные сети отлично зарекомендовали себя в решении задач распознавания образов. Нейронные сети обладают свойством обучаемости, они самосовершенствуются в результате попыток создать лучшую модель <text:soft-page-break/>поведения. </text:p>
      <text:p text:style-name="P3">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мо этого, он доказал, что персептрон может быть обучен всему, что он может реализовывать.</text:p>
      <text:p text:style-name="P3">Итак, персептроном называется устройство, вычисляющее следую­щую систему функций:</text:p>
      <text:p text:style-name="P3"><draw:frame draw:style-name="fr2" draw:name="Object8" text:anchor-type="as-char" svg:y="-0.831cm" svg:width="3.611cm" svg:height="1.33cm" draw:z-index="1"><draw:object xlink:href="./Object 8" xlink:type="simple" xlink:show="embed" xlink:actuate="onLoad"/><draw:image xlink:href="./ObjectReplacements/Object 8" xlink:type="simple" xlink:show="embed" xlink:actuate="onLoad"/></draw:frame></text:p>
      <text:p text:style-name="P3">где <draw:frame draw:style-name="fr2" draw:name="Object9" text:anchor-type="as-char" svg:y="-0.288cm" svg:width="0.713cm" svg:height="0.492cm" draw:z-index="6"><draw:object xlink:href="./Object 9" xlink:type="simple" xlink:show="embed" xlink:actuate="onLoad"/><draw:image xlink:href="./ObjectReplacements/Object 9" xlink:type="simple" xlink:show="embed" xlink:actuate="onLoad"/></draw:frame>— веса персептрона, <draw:frame draw:style-name="fr2" draw:name="Object10" text:anchor-type="as-char" svg:y="-0.404cm" svg:width="0.506cm" svg:height="0.459cm" draw:z-index="8"><draw:object xlink:href="./Object 10" xlink:type="simple" xlink:show="embed" xlink:actuate="onLoad"/><draw:image xlink:href="./ObjectReplacements/Object 10" xlink:type="simple" xlink:show="embed" xlink:actuate="onLoad"/></draw:frame>— порог, <draw:frame draw:style-name="fr2" draw:name="Object11" text:anchor-type="as-char" svg:y="-0.439cm" svg:width="0.579cm" svg:height="0.619cm" draw:z-index="9"><draw:object xlink:href="./Object 11" xlink:type="simple" xlink:show="embed" xlink:actuate="onLoad"/><draw:image xlink:href="./ObjectReplacements/Object 11" xlink:type="simple" xlink:show="embed" xlink:actuate="onLoad"/></draw:frame>— значения вход­ных сигналов.</text:p>
      <text:p text:style-name="P3">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тельно уменьшающей ошибку в вы­ходных векторах обучающей выборки.</text:p>
      <text:p text:style-name="P3">Алгоритм состоит из пяти шагов:</text:p>
      <text:p text:style-name="P44">Таблица 1</text:p>
      <table:table table:name="Table2" table:style-name="Table2">
        <table:table-column table:style-name="Table2.A"/>
        <table:table-column table:style-name="Table2.B"/>
        <table:table-row>
          <table:table-cell table:style-name="Table2.A1" office:value-type="string">
            <text:p text:style-name="P17">Шаг 0</text:p>
          </table:table-cell>
          <table:table-cell table:style-name="Table2.B1" office:value-type="string">
            <text:p text:style-name="P22">Случайным образом выбираются начальные значения весов всех нейронов.</text:p>
          </table:table-cell>
        </table:table-row>
        <table:table-row>
          <table:table-cell table:style-name="Table2.A2" office:value-type="string">
            <text:p text:style-name="P17">Шаг 1</text:p>
          </table:table-cell>
          <table:table-cell table:style-name="Table2.B2" office:value-type="string">
            <text:p text:style-name="P2">На вход сети подаётся образ <draw:frame draw:style-name="fr2" draw:name="Object12" text:anchor-type="as-char" svg:y="-0.441cm" svg:width="0.88cm" svg:height="0.549cm" draw:z-index="10"><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2" draw:name="Object13" text:anchor-type="as-char" svg:y="-0.439cm" svg:width="0.7cm" svg:height="0.547cm" draw:z-index="11"><draw:object xlink:href="./Object 13" xlink:type="simple" xlink:show="embed" xlink:actuate="onLoad"/><draw:image xlink:href="./ObjectReplacements/Object 13" xlink:type="simple" xlink:show="embed" xlink:actuate="onLoad"/><svg:desc>formula</svg:desc></draw:frame>отличный от требуемого <draw:frame draw:style-name="fr2" draw:name="Object14" text:anchor-type="as-char" svg:y="-0.439cm" svg:width="0.873cm" svg:height="0.547cm" draw:z-index="1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7">Шаг 2</text:p>
          </table:table-cell>
          <table:table-cell table:style-name="Table2.B2" office:value-type="string">
            <text:p text:style-name="P2">Вычисляется вектор ошибки <draw:frame draw:style-name="fr2" draw:name="Object15" text:anchor-type="as-char" svg:y="-0.439cm" svg:width="2.845cm" svg:height="0.57cm" draw:z-index="1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7">Шаг 3</text:p>
          </table:table-cell>
          <table:table-cell table:style-name="Table2.B2" office:value-type="string">
            <text:p text:style-name="P1">Вектор весов модифицируется по формуле:</text:p>
            <text:p text:style-name="P18"><draw:frame draw:style-name="fr2" draw:name="Object16" text:anchor-type="as-char" svg:y="-0.51cm" svg:width="6.299cm" svg:height="0.651cm" draw:z-index="14"><draw:object xlink:href="./Object 16" xlink:type="simple" xlink:show="embed" xlink:actuate="onLoad"/><draw:image xlink:href="./ObjectReplacements/Object 16" xlink:type="simple" xlink:show="embed" xlink:actuate="onLoad"/><svg:desc>formula</svg:desc></draw:frame>здесь <draw:frame draw:style-name="fr2" draw:name="Object17" text:anchor-type="as-char" svg:y="-0.439cm" svg:width="1.679cm" svg:height="0.563cm" draw:z-index="15"><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7">Шаг 4</text:p>
          </table:table-cell>
          <table:table-cell table:style-name="Table2.B2" office:value-type="string">
            <text:p text:style-name="P2">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text:soft-page-break/>просуммированная по всем векторам станет меньше некоторого малого значения.</text:p>
          </table:table-cell>
        </table:table-row>
      </table:table>
      <text:p text:style-name="P3">Остаётся вопрос сходимости процедуры обучения. Ответ на него получается из следующих теорем.</text:p>
      <text:p text:style-name="P15"><text:bookmark text:name="id_42"/><text:span text:style-name="T1">Теорема о сходимости </text:span><text:span text:style-name="T31">персептрона.</text:span> Если существует вектор пара­метров, при котором <text:span text:style-name="T30">персептрон</text:span><text:span text:style-name="T32"> </text:span>правильно решает все примеры обучаю­щей выборки, то при обучении <text:span text:style-name="T30">персептрона</text:span><text:span text:style-name="T32"> </text:span>по вышеописанному алгорит­му решение будет найдено за конечное число шагов.</text:p>
      <text:p text:style-name="P15"><text:bookmark text:name="id_44"/><text:span text:style-name="T9">Теорема о "зацикливании" </text:span><text:span text:style-name="T10">персептрона</text:span><text:span text:style-name="T11">. Если не существует </text:span><text:span text:style-name="T11">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9">Из этих утверждений следует, что процедура обучения персептрона за конечное время либо обучает персептрон, либо даёт ответ, что персеп­трон поставленной задаче обучиться не может.</text:p>
      <text:p text:style-name="P5">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p>
      <text:p text:style-name="P5">Эта проблема решается следующей теоремой.</text:p>
      <text:p text:style-name="P15"><text:bookmark text:name="id_90"/><text:span text:style-name="T1">Теорема о двухслойности </text:span><text:span text:style-name="T31">персептрона</text:span>. Любой многослойный <text:span text:style-name="T30">персептрон</text:span><text:span text:style-name="T32"> </text:span>может быть представлен в виде двухслойного <text:span text:style-name="T30">персептрона</text:span><text:span text:style-name="T32"> </text:span>с не обучаемыми весами первого слоя.</text:p>
      <text:p text:style-name="P15"><text:span text:style-name="T18">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9">правильные</text:span><text:span text:style-name="T20"> </text:span><text:span text:style-name="T18">значения </text:span><text:span text:style-name="T21">y</text:span><text:span text:style-name="T18">. В многослойной сети эти правильные значения имеются только для нейронов </text:span><text:span text:style-name="T19">выходного </text:span><text:span text:style-name="T18">слоя. Требуемые значения выходов для нейронов скрытых слоев неизвестны, что и ограничивает применение метода Розенблатта.</text:span></text:p>
      <text:h text:style-name="P24" text:outline-level="3">1.4.2 Метод опорных векторов</text:h>
      <text:p text:style-name="P10">В методе опорных векторов входными данными являются координа­<text:soft-page-break/>ты в <text:span text:style-name="T33">n</text:span>-мерном пространстве, то есть, по сути векторы. <text:span text:style-name="T34">Существует целевая </text:span><text:span text:style-name="T34">зависимость, сопоставляющая вектору его класс. Значение этой функции известно лишь для обучающего набора векторов. Требуется построить алгоритм, аппроксимирующий целевую функцию.</text:span></text:p>
      <text:p text:style-name="P11">Задача сводится к нахождению оптимальной гиперплоскости, раз­мерностью n-1, разделяющей множество векторов. Такая гиперплоскость ищется из соображения максимальной её отдалённости от ближайших то­чек из классов. </text:p>
      <text:p text:style-name="P10"><text:span text:style-name="T34">Для случая с двумя классами границы полосы будут задаваться фор­мулой: </text:span><text:span text:style-name="T34"><draw:frame draw:style-name="fr2" draw:name="Object30" text:anchor-type="as-char" svg:y="-0.439cm" svg:width="4.128cm" svg:height="0.621cm" draw:z-index="27"><draw:object xlink:href="./Object 30" xlink:type="simple" xlink:show="embed" xlink:actuate="onLoad"/><draw:image xlink:href="./ObjectReplacements/Object 30" xlink:type="simple" xlink:show="embed" xlink:actuate="onLoad"/></draw:frame></text:span><text:span text:style-name="T34">где x</text:span><text:span text:style-name="T33"> —</text:span><text:span text:style-name="T34"> признаковое описание объекта, а век­тор </text:span><text:span text:style-name="T33"><draw:frame draw:style-name="fr2" draw:name="Object31" text:anchor-type="as-char" svg:y="-0.51cm" svg:width="1.461cm" svg:height="0.617cm" draw:z-index="28"><draw:object xlink:href="./Object 31" xlink:type="simple" xlink:show="embed" xlink:actuate="onLoad"/><draw:image xlink:href="./ObjectReplacements/Object 31" xlink:type="simple" xlink:show="embed" xlink:actuate="onLoad"/></draw:frame></text:span><text:span text:style-name="T34">и скалярный порог </text:span><text:span text:style-name="T34"><draw:frame draw:style-name="fr2" draw:name="Object32" text:anchor-type="as-char" svg:y="-0.439cm" svg:width="1.459cm" svg:height="0.621cm" draw:z-index="29"><draw:object xlink:href="./Object 32" xlink:type="simple" xlink:show="embed" xlink:actuate="onLoad"/><draw:image xlink:href="./ObjectReplacements/Object 32" xlink:type="simple" xlink:show="embed" xlink:actuate="onLoad"/></draw:frame></text:span><text:span text:style-name="T34">являются параметрами алгоритма. Для того, чтобы разделяющая гиперплоскость была как можно дальше от <text:s/>точек выборки, необходимо максимизировать ширину полосы. Пусть </text:span><text:span text:style-name="T34"><draw:frame draw:style-name="fr2" draw:name="Object34" text:anchor-type="as-char" svg:y="-0.439cm" svg:width="1.884cm" svg:height="0.621cm" draw:z-index="30"><draw:object xlink:href="./Object 34" xlink:type="simple" xlink:show="embed" xlink:actuate="onLoad"/><draw:image xlink:href="./ObjectReplacements/Object 34" xlink:type="simple" xlink:show="embed" xlink:actuate="onLoad"/></draw:frame></text:span><text:span text:style-name="T34">две произвольные точки классов, лежащие на границе полосы, тогда ширина полосы:</text:span></text:p>
      <text:p text:style-name="P11"><draw:frame draw:style-name="fr2" draw:name="Object33" text:anchor-type="as-char" svg:y="-0.806cm" svg:width="12.51cm" svg:height="1.332cm" draw:z-index="31"><draw:object xlink:href="./Object 33" xlink:type="simple" xlink:show="embed" xlink:actuate="onLoad"/><draw:image xlink:href="./ObjectReplacements/Object 33" xlink:type="simple" xlink:show="embed" xlink:actuate="onLoad"/></draw:frame></text:p>
      <text:p text:style-name="P10"><text:span text:style-name="T34">Очевидно, что для максимизации полосы требуется минимизиро­вать норму вектора </text:span><text:span text:style-name="T33">w.</text:span></text:p>
      <text:p text:style-name="P11">В случае линейной неразделимости необходимо позволить алгорит­му допускать ошибки, для этого вводится набор дополнительных перемен­ных <draw:frame draw:style-name="fr2" draw:name="Object35" text:anchor-type="as-char" svg:y="-0.439cm" svg:width="1.353cm" svg:height="0.621cm" draw:z-index="32"><draw:object xlink:href="./Object 35" xlink:type="simple" xlink:show="embed" xlink:actuate="onLoad"/><draw:image xlink:href="./ObjectReplacements/Object 35" xlink:type="simple" xlink:show="embed" xlink:actuate="onLoad"/></draw:frame>характеризующих величину ошибки на объектах обучающей выборки. Тогда в минимизирующий функционал <text:s/>вводится штраф за сум­марную ошибку:</text:p>
      <text:p text:style-name="P11"><draw:frame draw:style-name="fr2" draw:name="Object36" text:anchor-type="as-char" svg:y="-0.831cm" svg:width="5.211cm" svg:height="1.335cm" draw:z-index="33"><draw:object xlink:href="./Object 36" xlink:type="simple" xlink:show="embed" xlink:actuate="onLoad"/><draw:image xlink:href="./ObjectReplacements/Object 36" xlink:type="simple" xlink:show="embed" xlink:actuate="onLoad"/></draw:frame></text:p>
      <text:p text:style-name="P10"><text:span text:style-name="T34">Опорными векторами называются те, что лежат на границе разде­ляющей полосы и классифицируются правильно. Вектора, которые класси­фицируются правильно и лежат далеко от разделяющейся полосы называ­ются периферийными. Вектора, которые лежат внутри разделяющей поло­</text:span><text:soft-page-break/><text:span text:style-name="T34">сы, но классифицируются правильно и те, что лежат на границе и класси­фицируются неправильно, называются нарушителями. Наличие последних говорит о линейной неразделимости задачи. </text:span></text:p>
      <text:p text:style-name="P11">Ещё один способ, применяемый при линейной неразделимости — переход к новому пространству с достаточно большой для линейной разделимости размерностью. Такое пространство называется спрямляющим. </text:p>
      <text:p text:style-name="P10"><text:span text:style-name="T34">Пусть </text:span><text:span text:style-name="T33">X </text:span><text:span text:style-name="T34">— исходное пространство, </text:span><text:span text:style-name="T33">H</text:span><text:span text:style-name="T34"> — спрямляющее, а </text:span><text:span text:style-name="T34"><draw:frame draw:style-name="fr2" draw:name="Object37" text:anchor-type="as-char" svg:y="-0.439cm" svg:width="2.141cm" svg:height="0.564cm" draw:z-index="34"><draw:object xlink:href="./Object 37" xlink:type="simple" xlink:show="embed" xlink:actuate="onLoad"/><draw:image xlink:href="./ObjectReplacements/Object 37" xlink:type="simple" xlink:show="embed" xlink:actuate="onLoad"/></draw:frame></text:span><text:span text:style-name="T34">— преобразование. Задача в новом пространстве строится так же, только здесь в качестве описаний объектов выступают не </text:span><text:span text:style-name="T34"><draw:frame draw:style-name="fr2" draw:name="Object39" text:anchor-type="as-char" svg:y="-0.439cm" svg:width="0.781cm" svg:height="0.621cm" draw:z-index="35"><draw:object xlink:href="./Object 39" xlink:type="simple" xlink:show="embed" xlink:actuate="onLoad"/><draw:image xlink:href="./ObjectReplacements/Object 39" xlink:type="simple" xlink:show="embed" xlink:actuate="onLoad"/></draw:frame></text:span><text:span text:style-name="T34">а векторы </text:span><text:span text:style-name="T34"><draw:frame draw:style-name="fr2" draw:name="Object38" text:anchor-type="as-char" svg:y="-0.45cm" svg:width="1.501cm" svg:height="0.631cm" draw:z-index="36"><draw:object xlink:href="./Object 38" xlink:type="simple" xlink:show="embed" xlink:actuate="onLoad"/><draw:image xlink:href="./ObjectReplacements/Object 38" xlink:type="simple" xlink:show="embed" xlink:actuate="onLoad"/></draw:frame></text:span><text:span text:style-name="T34">Для корректности требуется, чтобы пространство </text:span><text:span text:style-name="T33">H </text:span><text:span text:style-name="T34">обладало скалярным произведением </text:span><text:span text:style-name="T34"><draw:frame draw:style-name="fr2" draw:name="Object40" text:anchor-type="as-char" svg:y="-0.45cm" svg:width="3.297cm" svg:height="0.593cm" draw:z-index="37"><draw:object xlink:href="./Object 40" xlink:type="simple" xlink:show="embed" xlink:actuate="onLoad"/><draw:image xlink:href="./ObjectReplacements/Object 40" xlink:type="simple" xlink:show="embed" xlink:actuate="onLoad"/></draw:frame></text:span></text:p>
      <text:p text:style-name="P10"><text:span text:style-name="T34">Функция </text:span><text:span text:style-name="T34"><draw:frame draw:style-name="fr2" draw:name="Object41" text:anchor-type="as-char" svg:y="-0.439cm" svg:width="2.949cm" svg:height="0.549cm" draw:z-index="38"><draw:object xlink:href="./Object 41" xlink:type="simple" xlink:show="embed" xlink:actuate="onLoad"/><draw:image xlink:href="./ObjectReplacements/Object 41" xlink:type="simple" xlink:show="embed" xlink:actuate="onLoad"/></draw:frame></text:span><text:span text:style-name="T34">называется ядром, если она представима в виде </text:span><text:span text:style-name="T34"><draw:frame draw:style-name="fr2" draw:name="Object42" text:anchor-type="as-char" svg:y="-0.45cm" svg:width="5.368cm" svg:height="0.593cm" draw:z-index="39"><draw:object xlink:href="./Object 42" xlink:type="simple" xlink:show="embed" xlink:actuate="onLoad"/><draw:image xlink:href="./ObjectReplacements/Object 42" xlink:type="simple" xlink:show="embed" xlink:actuate="onLoad"/></draw:frame></text:span><text:span text:style-name="T34">при некотором отображении </text:span><text:span text:style-name="T34"><draw:frame draw:style-name="fr2" draw:name="Object43" text:anchor-type="as-char" svg:y="-0.439cm" svg:width="2.342cm" svg:height="0.564cm" draw:z-index="40"><draw:object xlink:href="./Object 43" xlink:type="simple" xlink:show="embed" xlink:actuate="onLoad"/><draw:image xlink:href="./ObjectReplacements/Object 43" xlink:type="simple" xlink:show="embed" xlink:actuate="onLoad"/></draw:frame></text:span><text:span text:style-name="T34">где </text:span><text:span text:style-name="T33">H —</text:span><text:span text:style-name="T34"> пространство со скалярным произведением. Так как алгоритм классификации зависит только скалярного произведений объектов, то его можно формально заменить на ядро. Поскольку ядро в общем случае нели­нейно, замена приводит к расширению множества реализуемых алгоритмов классификации.</text:span></text:p>
      <text:p text:style-name="P11">Осталось понять, какие функции двух аргументов могут выступать ядром. На этот счёт существует теорема Мерсера.</text:p>
      <text:p text:style-name="P12"><text:span text:style-name="T34">Теорема. </text:span><text:span text:style-name="T36">Функция </text:span><text:span text:style-name="T36"><draw:frame draw:style-name="fr2" draw:name="Object44" text:anchor-type="as-char" svg:y="-0.45cm" svg:width="2.048cm" svg:height="0.593cm" draw:z-index="41"><draw:object xlink:href="./Object 44" xlink:type="simple" xlink:show="embed" xlink:actuate="onLoad"/><draw:image xlink:href="./ObjectReplacements/Object 44" xlink:type="simple" xlink:show="embed" xlink:actuate="onLoad"/></draw:frame></text:span><text:span text:style-name="T36">является ядром тогда и только тогда, когда она симметрична,</text:span><text:span text:style-name="T36"><draw:frame draw:style-name="fr2" draw:name="Object45" text:anchor-type="as-char" svg:y="-0.45cm" svg:width="4.477cm" svg:height="0.593cm" draw:z-index="42"><draw:object xlink:href="./Object 45" xlink:type="simple" xlink:show="embed" xlink:actuate="onLoad"/><draw:image xlink:href="./ObjectReplacements/Object 45" xlink:type="simple" xlink:show="embed" xlink:actuate="onLoad"/></draw:frame></text:span><text:span text:style-name="T36">и неотрицательно опре­делена: </text:span><text:span text:style-name="T36"><draw:frame draw:style-name="fr2" draw:name="Object47" text:anchor-type="as-char" svg:y="-0.54cm" svg:width="6.902cm" svg:height="1.072cm" draw:z-index="43"><draw:object xlink:href="./Object 47" xlink:type="simple" xlink:show="embed" xlink:actuate="onLoad"/><draw:image xlink:href="./ObjectReplacements/Object 47" xlink:type="simple" xlink:show="embed" xlink:actuate="onLoad"/></draw:frame></text:span><text:span text:style-name="T36">для любой функции </text:span><text:span text:style-name="T36"><draw:frame draw:style-name="fr2" draw:name="Object46" text:anchor-type="as-char" svg:y="-0.441cm" svg:width="2.101cm" svg:height="0.549cm" draw:z-index="44"><draw:object xlink:href="./Object 46" xlink:type="simple" xlink:show="embed" xlink:actuate="onLoad"/><draw:image xlink:href="./ObjectReplacements/Object 46" xlink:type="simple" xlink:show="embed" xlink:actuate="onLoad"/><svg:desc>formula</svg:desc></draw:frame></text:span></text:p>
      <text:h text:style-name="P23" text:outline-level="3">1.4.3 Вероятностный метод для биграмм</text:h>
      <text:p text:style-name="P15">В данном подходе производится подсчёт употребления словосочета­ний в документах обучающей выборки, соответствующих каждому классу.</text:p>
      <text:p text:style-name="P8">Неизвестный текст оценивается с помощью вероятностной. Вероят­ность появления конкретной биграммы — это частота её появления:</text:p>
      <text:p text:style-name="P8"><text:soft-page-break/><draw:frame draw:style-name="fr2" draw:name="Object18" text:anchor-type="as-char" svg:y="-0.806cm" svg:width="4.912cm" svg:height="1.247cm" draw:z-index="45"><draw:object xlink:href="./Object 19" xlink:type="simple" xlink:show="embed" xlink:actuate="onLoad"/><draw:image xlink:href="./ObjectReplacements/Object 19" xlink:type="simple" xlink:show="embed" xlink:actuate="onLoad"/></draw:frame></text:p>
      <text:p text:style-name="P15"><text:span text:style-name="T6">здесь </text:span><text:span text:style-name="T6"><draw:frame draw:style-name="fr2" draw:name="Object19" text:anchor-type="as-char" svg:y="-0.45cm" svg:width="2.224cm" svg:height="0.631cm" draw:z-index="46"><draw:object xlink:href="./Object 20" xlink:type="simple" xlink:show="embed" xlink:actuate="onLoad"/><draw:image xlink:href="./ObjectReplacements/Object 20" xlink:type="simple" xlink:show="embed" xlink:actuate="onLoad"/></draw:frame></text:span><text:span text:style-name="T6">— количество появлений биграммы, а N — раз­мер словаря. </text:span></text:p>
      <text:p text:style-name="P8">Тогда условная вероятность будет такой:</text:p>
      <text:p text:style-name="P7"><draw:frame draw:style-name="fr2" draw:name="Object20" text:anchor-type="as-char" svg:y="-0.806cm" svg:width="7.082cm" svg:height="1.332cm" draw:z-index="17"><draw:object xlink:href="./Object 18" xlink:type="simple" xlink:show="embed" xlink:actuate="onLoad"/><draw:image xlink:href="./ObjectReplacements/Object 18" xlink:type="simple" xlink:show="embed" xlink:actuate="onLoad"/><svg:desc>formula</svg:desc></draw:frame></text:p>
      <text:p text:style-name="P7">Каждой биграмме в классифицируемом тексте сопоставляется условная вероятность появления такой биграммы в классе. Недостаток та­кого метода в том, что в случае употребления в классифицируемом тексте слова, отсутствующего в словаре предполагаемого класса, возникает неопределённость. </text:p>
      <text:p text:style-name="P10"><text:span text:style-name="T35">Для избежания этой проблемы используется сглаживание. Лаплас предложил добавить 1 к числителю и V — размер словаря, к знаменателю. Позже Лидстоун предложил вместо 1 использовать параметр </text:span><text:span text:style-name="T35"><draw:frame draw:style-name="fr2" draw:name="Object21" text:anchor-type="as-char" svg:y="-0.439cm" svg:width="1.958cm" svg:height="0.547cm" draw:z-index="18"><draw:object xlink:href="./Object 21" xlink:type="simple" xlink:show="embed" xlink:actuate="onLoad"/><draw:image xlink:href="./ObjectReplacements/Object 21" xlink:type="simple" xlink:show="embed" xlink:actuate="onLoad"/></draw:frame></text:span></text:p>
      <text:p text:style-name="P7">Таким образом формула обретёт вид:</text:p>
      <text:p text:style-name="P7"><draw:frame draw:style-name="fr2" draw:name="Object22" text:anchor-type="as-char" svg:y="-0.808cm" svg:width="5.249cm" svg:height="1.334cm" draw:z-index="19"><draw:object xlink:href="./Object 22" xlink:type="simple" xlink:show="embed" xlink:actuate="onLoad"/><draw:image xlink:href="./ObjectReplacements/Object 22" xlink:type="simple" xlink:show="embed" xlink:actuate="onLoad"/></draw:frame></text:p>
      <text:p text:style-name="P7">Алгоритм определения класса для неизвестного текста в таком слу­чае будет заключаться в определении суммарной условной вероятности би­грамм этого текста в рассматриваемом классе и выбор «ближайшего сосе­да» — класса с наибольшим весом.</text:p>
      <text:h text:style-name="P23" text:outline-level="3">1.4.4 Статистический метод</text:h>
      <text:p text:style-name="P15">Статистический метод подразумевает под собой определения TF­-IDF харакетристик для каждого документа из обучающей выборки. Пред­полагается, что в корпусе, соответствующем одному классу, частоты, соот­ветствующие ключевым для данного класса словам близки друг к другу. Каждому классу сопоставляется вектор усреднённых значений частот каж­дого слова. Для уменьшения размерности отбрасываются слова с нулевой частотой. Полученный вектор является весовым. </text:p>
      <text:p text:style-name="P15"><draw:frame draw:style-name="fr2" draw:name="Object23" text:anchor-type="as-char" svg:y="-0.51cm" svg:width="3.526cm" svg:height="0.736cm" draw:z-index="20"><draw:object xlink:href="./Object 23" xlink:type="simple" xlink:show="embed" xlink:actuate="onLoad"/><draw:image xlink:href="./ObjectReplacements/Object 23" xlink:type="simple" xlink:show="embed" xlink:actuate="onLoad"/></draw:frame>где <text:span text:style-name="T33">l</text:span><text:span text:style-name="T30"> — номер класса, </text:span><text:span text:style-name="T30"><draw:frame draw:style-name="fr2" draw:name="Object24" text:anchor-type="as-char" svg:y="-0.439cm" svg:width="0.591cm" svg:height="0.621cm" draw:z-index="21"><draw:object xlink:href="./Object 24" xlink:type="simple" xlink:show="embed" xlink:actuate="onLoad"/><draw:image xlink:href="./ObjectReplacements/Object 24" xlink:type="simple" xlink:show="embed" xlink:actuate="onLoad"/></draw:frame></text:span><text:span text:style-name="T30">— число весомых слов </text:span><text:soft-page-break/><text:span text:style-name="T30">в классе, </text:span><text:span text:style-name="T30"><draw:frame draw:style-name="fr2" draw:name="Object25" text:anchor-type="as-char" svg:y="-0.439cm" svg:width="0.58cm" svg:height="0.621cm" draw:z-index="22"><draw:object xlink:href="./Object 25" xlink:type="simple" xlink:show="embed" xlink:actuate="onLoad"/><draw:image xlink:href="./ObjectReplacements/Object 25" xlink:type="simple" xlink:show="embed" xlink:actuate="onLoad"/></draw:frame></text:span><text:span text:style-name="T30">— вес соответствующего слова.</text:span></text:p>
      <text:p text:style-name="P15">Таким образом, для определения веса неизвестного классифицируе­мого документа <text:s/>подсчитывается TF статистика для слов в рассматривае­мом документе <draw:frame draw:style-name="fr2" draw:name="Object26" text:anchor-type="as-char" svg:y="-0.45cm" svg:width="3.328cm" svg:height="0.631cm" draw:z-index="23"><draw:object xlink:href="./Object 26" xlink:type="simple" xlink:show="embed" xlink:actuate="onLoad"/><draw:image xlink:href="./ObjectReplacements/Object 26" xlink:type="simple" xlink:show="embed" xlink:actuate="onLoad"/><svg:desc>formula</svg:desc></draw:frame>Вес определяется как сумма произведе­ний соответствующих частот. То есть:</text:p>
      <text:p text:style-name="P15"><draw:frame draw:style-name="fr2" draw:name="Object27" text:anchor-type="as-char" svg:y="-0.875cm" svg:width="4.524cm" svg:height="1.379cm" draw:z-index="24"><draw:object xlink:href="./Object 27" xlink:type="simple" xlink:show="embed" xlink:actuate="onLoad"/><draw:image xlink:href="./ObjectReplacements/Object 27" xlink:type="simple" xlink:show="embed" xlink:actuate="onLoad"/></draw:frame>где <draw:frame draw:style-name="fr2" draw:name="Object28" text:anchor-type="as-char" svg:y="-0.439cm" svg:width="0.58cm" svg:height="0.621cm" draw:z-index="25"><draw:object xlink:href="./Object 28" xlink:type="simple" xlink:show="embed" xlink:actuate="onLoad"/><draw:image xlink:href="./ObjectReplacements/Object 28" xlink:type="simple" xlink:show="embed" xlink:actuate="onLoad"/></draw:frame><text:span text:style-name="T30">—</text:span> частота употребления слова из весового вектора в классифицируемом документе. В случае, если такого сло­ва в тексте не встречается, <draw:frame draw:style-name="fr2" draw:name="Object29" text:anchor-type="as-char" svg:y="-0.439cm" svg:width="0.579cm" svg:height="0.619cm" draw:z-index="26"><draw:object xlink:href="./Object 29" xlink:type="simple" xlink:show="embed" xlink:actuate="onLoad"/><draw:image xlink:href="./ObjectReplacements/Object 29" xlink:type="simple" xlink:show="embed" xlink:actuate="onLoad"/><svg:desc>formula</svg:desc></draw:frame>берётся равным 0.</text:p>
      <text:h text:style-name="P56" text:outline-level="1">Глава 2. Реализация</text:h>
      <text:p text:style-name="P38">Для проверки возможности применения описанных методов для классификации текстов по УДК была написана программа на языке Python. Интерфейс реализован с использованием фрэймворка Cement CLI Application Framework v2 и представляет из себя интерфейс командной строки. </text:p>
      <text:p text:style-name="P38">Предобработка данных осуществляется с помощью библиотеки pymorphy, которая реализует методы стемматизации текста. Основана на словарях парадигм, ударений, префиксов взятых с сайта aot.ru.</text:p>
      <text:p text:style-name="P38">Нейронная сеть проверялась с помощью библиотеке ffnet, позволяющую создавать сети прямого распространения. Использует функции на языке fortran 77, обёрнутые с помощью f2py.</text:p>
      <text:p text:style-name="P38">Метод опорных векторов реализован с помощью библиотеки LIBSVM, написанной на C++. В библиотеку так же входит интерфейс взаимодействия с Python.</text:p>
      <text:h text:style-name="P51" text:outline-level="2">2.1 Этапы разрешения проблемы</text:h>
      <text:h text:style-name="P23" text:outline-level="3">2.1.1 Обработка тренировочных данных</text:h>
      <text:p text:style-name="P38">Тренировочное множество представляет из себя папку с вложенными в неё директориями, соответствующими классам и содержащим текстовые файлы с правильным содержимым. </text:p>
      <text:p text:style-name="P38">Каждый документ предварительно обрабатывается для исключения в нём знаков переноса. Каждое слово подвергается стемматезации. Или отбрасывается, в случае наличия его в списке стоп-слов.</text:p>
      <text:p text:style-name="P38">Результатом обработки каждого текста является словарь, ключами которого являются обработанные слова, а значениями выступают частоты. Параллельно с этим создаётся словарь биграмм. Так же вычисляется множество всех используемых слов. </text:p>
      <text:p text:style-name="P38">Для проверки метода опорных векторов и аппарата нейронных сетей словари преобразуются в списки длины <text:span text:style-name="T33">N, </text:span><text:span text:style-name="T30">где </text:span><text:span text:style-name="T33">N</text:span><text:span text:style-name="T30"> —</text:span><text:span text:style-name="T33"> </text:span><text:span text:style-name="T30">размер словаря.</text:span></text:p>
      <text:p text:style-name="P38"><text:span text:style-name="T30">Для проверки статистического метода после первичной обработки </text:span><text:soft-page-break/><text:span text:style-name="T30">текстов вычисляются </text:span><text:span text:style-name="T30">IDF</text:span><text:span text:style-name="T30"> значения и сохраняются в отдельный словарь.</text:span></text:p>
      <text:h text:style-name="Heading_20_3" text:outline-level="3"><text:span text:style-name="T30">2.2 Результаты</text:span></text:h>
      <text:p text:style-name="Text_20_body"><text:span text:style-name="T30">Для классификации были выбраны следующие разделы:</text:span></text:p>
      <text:p text:style-name="P40"><text:span text:style-name="T30">Таблица 2</text:span></text:p>
      <table:table table:name="Table1" table:style-name="Table1">
        <table:table-column table:style-name="Table1.A"/>
        <table:table-column table:style-name="Table1.B"/>
        <table:table-row>
          <table:table-cell table:style-name="Table1.A1" office:value-type="string">
            <text:p text:style-name="Table_20_Contents"><text:span text:style-name="T34">004</text:span></text:p>
          </table:table-cell>
          <table:table-cell table:style-name="Table1.B1" office:value-type="string">
            <text:p text:style-name="Table_20_Contents"><text:span text:style-name="T34">Информационные технологии. Компьютерные технологии. Теория вычислительных машин и систем.</text:span></text:p>
          </table:table-cell>
        </table:table-row>
        <table:table-row>
          <table:table-cell table:style-name="Table1.A2" office:value-type="string">
            <text:p text:style-name="Table_20_Contents"><text:span text:style-name="T34">50 </text:span></text:p>
          </table:table-cell>
          <table:table-cell table:style-name="Table1.B2" office:value-type="string">
            <text:p text:style-name="Table_20_Contents"><text:span text:style-name="T34">Общие вопросы математических и естественных наук</text:span></text:p>
          </table:table-cell>
        </table:table-row>
        <table:table-row>
          <table:table-cell table:style-name="Table1.A2" office:value-type="string">
            <text:p text:style-name="Table_20_Contents"><text:span text:style-name="T28">51</text:span></text:p>
          </table:table-cell>
          <table:table-cell table:style-name="Table1.B2" office:value-type="string">
            <text:p text:style-name="Table_20_Contents"><text:span text:style-name="T17">Математика</text:span></text:p>
          </table:table-cell>
        </table:table-row>
        <table:table-row>
          <table:table-cell table:style-name="Table1.A2" office:value-type="string">
            <text:p text:style-name="Table_20_Contents"><text:span text:style-name="T28">52</text:span></text:p>
          </table:table-cell>
          <table:table-cell table:style-name="Table1.B2" office:value-type="string">
            <text:p text:style-name="Table_20_Contents"><text:span text:style-name="T17">Астрономия</text:span><text:span text:style-name="T28">, </text:span><text:span text:style-name="T17">Геодезия</text:span></text:p>
          </table:table-cell>
        </table:table-row>
        <table:table-row>
          <table:table-cell table:style-name="Table1.A2" office:value-type="string">
            <text:p text:style-name="Table_20_Contents"><text:span text:style-name="T28">53</text:span></text:p>
          </table:table-cell>
          <table:table-cell table:style-name="Table1.B2" office:value-type="string">
            <text:p text:style-name="Table_20_Contents"><text:span text:style-name="T17">Физика</text:span></text:p>
          </table:table-cell>
        </table:table-row>
        <table:table-row>
          <table:table-cell table:style-name="Table1.A2" office:value-type="string">
            <text:p text:style-name="Table_20_Contents"><text:span text:style-name="T28">54 </text:span></text:p>
          </table:table-cell>
          <table:table-cell table:style-name="Table1.B2" office:value-type="string">
            <text:p text:style-name="Table_20_Contents"><text:span text:style-name="T17">Химия</text:span><text:span text:style-name="T28">. </text:span><text:span text:style-name="T17">Кристаллография </text:span><text:span text:style-name="T28">и </text:span><text:span text:style-name="T17">Минералогия</text:span></text:p>
          </table:table-cell>
        </table:table-row>
        <table:table-row>
          <table:table-cell table:style-name="Table1.A2" office:value-type="string">
            <text:p text:style-name="Table_20_Contents"><text:span text:style-name="T28">55 </text:span></text:p>
          </table:table-cell>
          <table:table-cell table:style-name="Table1.B2" office:value-type="string">
            <text:p text:style-name="Table_20_Contents"><text:span text:style-name="T17">Науки о Земле</text:span></text:p>
          </table:table-cell>
        </table:table-row>
        <table:table-row>
          <table:table-cell table:style-name="Table1.A2" office:value-type="string">
            <text:p text:style-name="Table_20_Contents">56</text:p>
          </table:table-cell>
          <table:table-cell table:style-name="Table1.B2" office:value-type="string">
            <text:p text:style-name="Table_20_Contents"><text:span text:style-name="T17">Палеонтология</text:span><text:span text:style-name="T28">. </text:span><text:span text:style-name="T17">Палеозоология</text:span></text:p>
          </table:table-cell>
        </table:table-row>
        <table:table-row>
          <table:table-cell table:style-name="Table1.A2" office:value-type="string">
            <text:p text:style-name="Table_20_Contents">57</text:p>
          </table:table-cell>
          <table:table-cell table:style-name="Table1.B2" office:value-type="string">
            <text:p text:style-name="Table_20_Contents"><text:span text:style-name="T17">Биология</text:span></text:p>
          </table:table-cell>
        </table:table-row>
        <table:table-row>
          <table:table-cell table:style-name="Table1.A2" office:value-type="string">
            <text:p text:style-name="Table_20_Contents">58</text:p>
          </table:table-cell>
          <table:table-cell table:style-name="Table1.B2" office:value-type="string">
            <text:p text:style-name="Table_20_Contents"><text:span text:style-name="T17">Ботаника</text:span></text:p>
          </table:table-cell>
        </table:table-row>
        <table:table-row>
          <table:table-cell table:style-name="Table1.A2" office:value-type="string">
            <text:p text:style-name="Table_20_Contents">59</text:p>
          </table:table-cell>
          <table:table-cell table:style-name="Table1.B2" office:value-type="string">
            <text:p text:style-name="Table_20_Contents"><text:span text:style-name="T17">Зоология</text:span></text:p>
          </table:table-cell>
        </table:table-row>
        <table:table-row>
          <table:table-cell table:style-name="Table1.A2" office:value-type="string">
            <text:p text:style-name="Table_20_Contents">60</text:p>
          </table:table-cell>
          <table:table-cell table:style-name="Table1.B2" office:value-type="string">
            <text:p text:style-name="Table_20_Contents"><text:span text:style-name="T38">Прикладные науки. Общие вопросы</text:span></text:p>
          </table:table-cell>
        </table:table-row>
        <table:table-row>
          <table:table-cell table:style-name="Table1.A2" office:value-type="string">
            <text:p text:style-name="Table_20_Contents">61</text:p>
          </table:table-cell>
          <table:table-cell table:style-name="Table1.B2" office:value-type="string">
            <text:p text:style-name="Table_20_Contents"><text:span text:style-name="T28">Медицинские науки. </text:span><text:span text:style-name="T17">Медицина</text:span><text:span text:style-name="T28">. </text:span><text:span text:style-name="T17">Пожарное дело</text:span></text:p>
          </table:table-cell>
        </table:table-row>
        <table:table-row>
          <table:table-cell table:style-name="Table1.A2" office:value-type="string">
            <text:p text:style-name="Table_20_Contents">62</text:p>
          </table:table-cell>
          <table:table-cell table:style-name="Table1.B2" office:value-type="string">
            <text:p text:style-name="Table_20_Contents"><text:span text:style-name="T17">Инженерное дело</text:span><text:span text:style-name="T28">. </text:span><text:span text:style-name="T17">Техника </text:span><text:span text:style-name="T28">в целом</text:span></text:p>
          </table:table-cell>
        </table:table-row>
        <table:table-row>
          <table:table-cell table:style-name="Table1.A2" office:value-type="string">
            <text:p text:style-name="Table_20_Contents">63</text:p>
          </table:table-cell>
          <table:table-cell table:style-name="Table1.B2" office:value-type="string">
            <text:p text:style-name="Table_20_Contents"><text:span text:style-name="T17">Сельское хозяйство</text:span><text:span text:style-name="T28">. </text:span><text:span text:style-name="T17">Лесное хозяйство</text:span><text:span text:style-name="T28">. </text:span><text:span text:style-name="T17">Охота</text:span><text:span text:style-name="T28">. </text:span><text:span text:style-name="T17">Рыбное хозяйство</text:span></text:p>
          </table:table-cell>
        </table:table-row>
        <table:table-row>
          <table:table-cell table:style-name="Table1.A2" office:value-type="string">
            <text:p text:style-name="Table_20_Contents">64</text:p>
          </table:table-cell>
          <table:table-cell table:style-name="Table1.B2" office:value-type="string">
            <text:p text:style-name="Table_20_Contents"><text:span text:style-name="T17">Домашнее хозяйство </text:span><text:span text:style-name="T28">и </text:span><text:span text:style-name="T17">домоводство</text:span><text:span text:style-name="T28">. Коммунально-бытовое хозяйство.</text:span></text:p>
          </table:table-cell>
        </table:table-row>
        <table:table-row>
          <table:table-cell table:style-name="Table1.A2" office:value-type="string">
            <text:p text:style-name="Table_20_Contents">65</text:p>
          </table:table-cell>
          <table:table-cell table:style-name="Table1.B2" office:value-type="string">
            <text:p text:style-name="Table_20_Contents"><text:span text:style-name="T17">Управление </text:span><text:span text:style-name="T28">предприятиями. Организация производства, торговли и </text:span><text:span text:style-name="T17">транспорта</text:span></text:p>
          </table:table-cell>
        </table:table-row>
        <table:table-row>
          <table:table-cell table:style-name="Table1.A2" office:value-type="string">
            <text:p text:style-name="Table_20_Contents">66</text:p>
          </table:table-cell>
          <table:table-cell table:style-name="Table1.B2" office:value-type="string">
            <text:p text:style-name="Table_20_Contents"><text:span text:style-name="T17">Химическая промышленность</text:span><text:span text:style-name="T28">. </text:span><text:span text:style-name="T17">Химическая технология</text:span></text:p>
          </table:table-cell>
        </table:table-row>
        <table:table-row>
          <table:table-cell table:style-name="Table1.A2" office:value-type="string">
            <text:p text:style-name="Table_20_Contents">67</text:p>
          </table:table-cell>
          <table:table-cell table:style-name="Table1.B2" office:value-type="string">
            <text:p text:style-name="Table_20_Contents"><text:span text:style-name="T28">Различные отрасли промышленности и </text:span><text:span text:style-name="T17">ремесла</text:span><text:span text:style-name="T28">. Механическая технология</text:span></text:p>
          </table:table-cell>
        </table:table-row>
        <table:table-row>
          <table:table-cell table:style-name="Table1.A2" office:value-type="string">
            <text:p text:style-name="Table_20_Contents">68</text:p>
          </table:table-cell>
          <table:table-cell table:style-name="Table1.B2" office:value-type="string">
            <text:p text:style-name="Table_20_Contents"><text:span text:style-name="T28">Производство специальных изделий. </text:span><text:span text:style-name="T17">Точная механика</text:span></text:p>
          </table:table-cell>
        </table:table-row>
        <table:table-row>
          <table:table-cell table:style-name="Table1.A2" office:value-type="string">
            <text:p text:style-name="Table_20_Contents">69</text:p>
          </table:table-cell>
          <table:table-cell table:style-name="Table1.B2" office:value-type="string">
            <text:p text:style-name="Table_20_Contents"><text:span text:style-name="T17">Строительство</text:span><text:span text:style-name="T28">. </text:span><text:span text:style-name="T17">Строительные материалы</text:span><text:span text:style-name="T28">. Строительно-монтажные работы</text:span></text:p>
          </table:table-cell>
        </table:table-row>
      </table:table>
      <text:p text:style-name="P38"><text:span text:style-name="T16"/></text:p>
      <text:p text:style-name="P38"><text:span text:style-name="T16">Кроме того, раздел УДК 004 «Информационные технологии. Компьютерные технологии. Теория вычислительных машин и систем» был </text:span><text:soft-page-break/><text:span text:style-name="T16">рассмотрен отдельно и на уровень глубже.</text:span></text:p>
      <text:p text:style-name="P39"><text:span text:style-name="T16">Таблица 3</text:span></text:p>
      <table:table table:name="Table3" table:style-name="Table3">
        <table:table-column table:style-name="Table3.A"/>
        <table:table-column table:style-name="Table3.B"/>
        <table:table-row>
          <table:table-cell table:style-name="Table3.A1" office:value-type="string">
            <text:p text:style-name="P48"><text:span text:style-name="T3">004.2</text:span></text:p>
          </table:table-cell>
          <table:table-cell table:style-name="Table3.B1" office:value-type="string">
            <text:p text:style-name="P45"><text:span text:style-name="T16">Архитектура вычислительных машин</text:span><text:span text:style-name="T3">.</text:span></text:p>
          </table:table-cell>
        </table:table-row>
        <table:table-row>
          <table:table-cell table:style-name="Table3.A2" office:value-type="string">
            <text:p text:style-name="P48"><text:span text:style-name="T3">004.3</text:span></text:p>
          </table:table-cell>
          <table:table-cell table:style-name="Table3.B2" office:value-type="string">
            <text:p text:style-name="P45"><text:span text:style-name="T16">Аппаратные средства</text:span><text:span text:style-name="T3">. Техническое обеспечение.</text:span></text:p>
          </table:table-cell>
        </table:table-row>
        <table:table-row>
          <table:table-cell table:style-name="Table3.A2" office:value-type="string">
            <text:p text:style-name="P48"><text:span text:style-name="T3">004.4</text:span></text:p>
          </table:table-cell>
          <table:table-cell table:style-name="Table3.B2" office:value-type="string">
            <text:p text:style-name="P45"><text:span text:style-name="T16">Программные средства</text:span><text:span text:style-name="T3">.</text:span></text:p>
          </table:table-cell>
        </table:table-row>
        <table:table-row>
          <table:table-cell table:style-name="Table3.A2" office:value-type="string">
            <text:p text:style-name="P48"><text:span text:style-name="T3">004.5</text:span></text:p>
          </table:table-cell>
          <table:table-cell table:style-name="Table3.B2" office:value-type="string">
            <text:p text:style-name="P45"><text:span text:style-name="T3">Человеко-машинное взаимодействие. </text:span><text:span text:style-name="T16">Пользовательский интерфейс</text:span><text:span text:style-name="T3">.</text:span></text:p>
          </table:table-cell>
        </table:table-row>
        <table:table-row>
          <table:table-cell table:style-name="Table3.A2" office:value-type="string">
            <text:p text:style-name="P48"><text:span text:style-name="T3">004.6</text:span></text:p>
          </table:table-cell>
          <table:table-cell table:style-name="Table3.B2" office:value-type="string">
            <text:p text:style-name="P45"><text:span text:style-name="T16">Данные</text:span><text:span text:style-name="T3">.</text:span></text:p>
          </table:table-cell>
        </table:table-row>
        <table:table-row>
          <table:table-cell table:style-name="Table3.A2" office:value-type="string">
            <text:p text:style-name="P48"><text:span text:style-name="T3">004.7</text:span></text:p>
          </table:table-cell>
          <table:table-cell table:style-name="Table3.B2" office:value-type="string">
            <text:p text:style-name="P45"><text:span text:style-name="T16">Связь компьютеров</text:span><text:span text:style-name="T3">. </text:span><text:span text:style-name="T16">Сети ЭВМ</text:span><text:span text:style-name="T3">. </text:span><text:span text:style-name="T16">Вычислительные сети</text:span><text:span text:style-name="T3">.</text:span></text:p>
          </table:table-cell>
        </table:table-row>
        <table:table-row>
          <table:table-cell table:style-name="Table3.A2" office:value-type="string">
            <text:p text:style-name="P48"><text:span text:style-name="T3">004.8</text:span></text:p>
          </table:table-cell>
          <table:table-cell table:style-name="Table3.B2" office:value-type="string">
            <text:p text:style-name="P45"><text:span text:style-name="T16">Искусственный интеллект</text:span><text:span text:style-name="T3">.</text:span></text:p>
          </table:table-cell>
        </table:table-row>
        <table:table-row>
          <table:table-cell table:style-name="Table3.A2" office:value-type="string">
            <text:p text:style-name="P47"><text:span text:style-name="T29">004.9</text:span></text:p>
          </table:table-cell>
          <table:table-cell table:style-name="Table3.B2" office:value-type="string">
            <text:p text:style-name="P46"><text:span text:style-name="T29">Прикладные информационные (компьютерные) технологии. Методы, основанные на применении компьютеров.</text:span></text:p>
          </table:table-cell>
        </table:table-row>
      </table:table>
      <text:p text:style-name="P39"><text:span text:style-name="T16"/></text:p>
      <text:p text:style-name="P38"><text:span text:style-name="T3">Для обучения первого первой классификации было использовано 204 документа, в среднем по 10 на раздел. Для обучения второй — 80 документов, так же по 10 на раздел. </text:span></text:p>
      <text:p text:style-name="P38"><text:span text:style-name="T3">Обученные системы проверялись на самих тестовых выборках, а так же на не использованных в обучении текстах.</text:span></text:p>
      <text:h text:style-name="P60" text:outline-level="3"><text:span text:style-name="T27">2.2.1 Метод нейронных сетей</text:span></text:h>
      <text:p text:style-name="Text_20_body"><text:span text:style-name="T3">Обучение нейронной сети — достаточно трудоёмкий процесс. Все вектора должны быть одной размерности. Для этого следует учитывать весь словарь. Для первой классификации размер словаря составил 52625 слов, а для второй — 30758. </text:span></text:p>
      <text:p text:style-name="Text_20_body"><text:span text:style-name="T3">В ходе экспериментов не удалось построить многослойный персептрон с таким большим входом на обычном персональном компьютере. </text:span></text:p>
      <text:p text:style-name="Text_20_body"><text:span text:style-name="T3">Так же сказался ещё один недостаток метода: для успешного обучения нейронной сети, размер обучающей выборки должен превосходить число корректируемых весов. То есть размер обучающей выборки должен насчитывать, по меньшей мере, более 52625 и 30758 объектов. </text:span></text:p>
      <text:p text:style-name="Text_20_body"><text:soft-page-break/><text:span text:style-name="T3">Таким образом, в поставленных условиях использование нейронной сети, как средства классификации не оправдалось. Для проверки метода требуются большие объёмы обучающей выборки, а так же значительные вычислительные мощности. </text:span></text:p>
      <text:h text:style-name="P53" text:outline-level="2"><text:span text:style-name="T26">2.2.2 Метод опорных векторов</text:span></text:h>
      <text:h text:style-name="Heading_20_2" text:outline-level="2"><text:span text:style-name="T22">2.2.3 Вероятностный метод с биграммами</text:span></text:h>
      <text:p text:style-name="P41"><text:span text:style-name="T24">Как видно из формулы (n), при определении условной вероятности со сглаживанием нужно эмпирически определить значение параметра. </text:span></text:p>
      <text:h text:style-name="Heading_20_3" text:outline-level="3"><text:span text:style-name="T22">2.2.3 Статистический метод</text:span></text:h>
      <text:h text:style-name="P55" text:outline-level="1"><text:span text:style-name="T23">СПИСОК ИСПОЛЬЗОВАННОЙ ЛИТЕРАТУРЫ</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50%" fo:text-align="justify" style:justify-single-word="false" fo:text-indent="1.499cm" style:auto-text-indent="false" style:page-number="auto">
        <style:tab-stops/>
      </style:paragraph-properties>
      <style:text-properties fo:color="#000000"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center" style:justify-single-word="false" fo:text-indent="0cm" style:auto-text-indent="false" style:page-number="auto" style:vertical-align="middle"/>
      <style:text-properties fo:color="#000000"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line-height="150%" fo:text-align="center" style:justify-single-word="false" fo:text-indent="0cm" style:auto-text-indent="false" style:page-number="auto"/>
      <style:text-properties fo:text-transform="uppercase" fo:color="#000000"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line-height="150%" style:page-number="auto" text:number-lines="false" text:line-number="0"/>
      <style:text-properties fo:color="#000000"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100%" fo:margin-left="0cm" fo:margin-right="0cm" fo:margin-top="0cm" fo:margin-bottom="0cm" fo:line-height="150%" fo:text-align="center" style:justify-single-word="false" fo:text-indent="0cm" style:auto-text-indent="false" style:page-number="auto"/>
      <style:text-properties fo:color="#000000" style:font-name="Times New Roman" fo:font-size="14pt" fo:font-weight="bold" style:font-name-asian="WenQuanYi Micro Hei" style:font-size-asian="14pt" style:font-weight-asian="bold" style:font-name-complex="Lohit Hindi" style:font-size-complex="14pt" style:font-weight-complex="bold"/>
    </style:style>
    <style:style style:name="Footer" style:family="paragraph" style:parent-style-name="Standard" style:list-style-name="Numbering_20_1" style:class="extra" style:master-page-name="">
      <style:paragraph-properties fo:margin="100%" fo:margin-left="0cm" fo:margin-right="0cm" fo:text-align="center" style:justify-single-word="false" fo:text-indent="0cm" style:auto-text-indent="false" style:page-number="auto" text:number-lines="false" text:line-number="0">
        <style:tab-stops>
          <style:tab-stop style:position="8.001cm" style:type="center"/>
          <style:tab-stop style:position="16.002cm" style:type="right"/>
        </style:tab-stops>
      </style:paragraph-properties>
    </style:style>
    <style:style style:name="Обычный_20__28_веб_29_" style:display-name="Обычный (веб)" style:family="paragraph" style:parent-style-name="Standard">
      <style:paragraph-properties fo:margin-top="0.494cm" fo:margin-bottom="0.494cm"/>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3.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list xml:id="list1305540282" text:style-name="Numbering_20_1">
          <text:list-header>
            <text:p text:style-name="Footer"><text:page-number text:select-page="current">19</text:page-number></text:p>
          </text:list-header>
        </text:list>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6-01T01:25:17</dc:date>
    <meta:editing-duration>PT9H42M34S</meta:editing-duration>
    <meta:editing-cycles>18</meta:editing-cycles>
    <meta:generator>LibreOffice/3.5$Linux_X86_64 LibreOffice_project/350m1$Build-2</meta:generator>
    <meta:document-statistic meta:table-count="3" meta:image-count="0" meta:object-count="47" meta:page-count="19" meta:paragraph-count="219" meta:word-count="2920" meta:character-count="21726" meta:non-whitespace-character-count="20144"/>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18/content.xml><?xml version="1.0" encoding="utf-8"?>
<math xmlns="http://www.w3.org/1998/Math/MathML">
  <semantics>
    <mrow>
      <mi>P</mi>
      <mrow>
        <mrow>
          <mrow>
            <mo stretchy="false">(</mo>
            <mrow>
              <mrow>
                <msub>
                  <mi>w</mi>
                  <mrow>
                    <mi>j</mi>
                  </mrow>
                </msub>
                <mo stretchy="false">∣</mo>
                <msub>
                  <mi>w</mi>
                  <mrow>
                    <mi>i</mi>
                  </mrow>
                </msub>
              </mrow>
            </mrow>
            <mo stretchy="false">)</mo>
          </mrow>
          <mo stretchy="false">=</mo>
          <mfrac>
            <mrow>
              <mi>P</mi>
              <mrow>
                <mo stretchy="false">(</mo>
                <mrow>
                  <msub>
                    <mi>w</mi>
                    <mrow>
                      <mi>i</mi>
                    </mrow>
                  </msub>
                  <mi>,</mi>
                  <msub>
                    <mi>w</mi>
                    <mrow>
                      <mi>j</mi>
                    </mrow>
                  </msub>
                </mrow>
                <mo stretchy="false">)</mo>
              </mrow>
            </mrow>
            <mrow>
              <mi>P</mi>
              <mrow>
                <mo stretchy="false">(</mo>
                <mrow>
                  <msub>
                    <mi>w</mi>
                    <mrow>
                      <mi>i</mi>
                    </mrow>
                  </msub>
                </mrow>
                <mo stretchy="false">)</mo>
              </mrow>
            </mrow>
          </mfrac>
        </mrow>
        <mo stretchy="false">=</mo>
        <mfrac>
          <mrow>
            <mi>C</mi>
            <mrow>
              <mo stretchy="false">(</mo>
              <mrow>
                <msub>
                  <mi>w</mi>
                  <mrow>
                    <mi>i</mi>
                  </mrow>
                </msub>
                <mi>,</mi>
                <msub>
                  <mi>w</mi>
                  <mrow>
                    <mi>j</mi>
                  </mrow>
                </msub>
              </mrow>
              <mo stretchy="false">)</mo>
            </mrow>
          </mrow>
          <mrow>
            <mi>C</mi>
            <mrow>
              <mo stretchy="false">(</mo>
              <mrow>
                <msub>
                  <mi>w</mi>
                  <mrow>
                    <mi>i</mi>
                  </mrow>
                </msub>
              </mrow>
              <mo stretchy="false">)</mo>
            </mrow>
          </mrow>
        </mfrac>
      </mrow>
    </mrow>
    <annotation encoding="StarMath 5.0">P(w_{j} divides w_{i}) = {P(w_{i}, w_{j})} over {P(w_{i})} = {C(w_{i}, w_{j})} over {C(w_{i})}</annotation>
  </semantics>
</math>
</file>

<file path=Object 19/content.xml><?xml version="1.0" encoding="utf-8"?>
<math xmlns="http://www.w3.org/1998/Math/MathML">
  <semantics>
    <mrow>
      <mi>P</mi>
      <mrow>
        <mrow>
          <mo stretchy="false">(</mo>
          <mrow>
            <msub>
              <mi>w</mi>
              <mrow>
                <mi>i</mi>
              </mrow>
            </msub>
            <mi>,</mi>
            <msub>
              <mi>w</mi>
              <mrow>
                <mi>j</mi>
              </mrow>
            </msub>
          </mrow>
          <mo stretchy="false">)</mo>
        </mrow>
        <mo stretchy="false">=</mo>
        <mfrac>
          <mrow>
            <mi>C</mi>
            <mrow>
              <mo stretchy="false">(</mo>
              <mrow>
                <msub>
                  <mi>w</mi>
                  <mrow>
                    <mi>i</mi>
                  </mrow>
                </msub>
                <mi>,</mi>
                <msub>
                  <mi>w</mi>
                  <mrow>
                    <mi>j</mi>
                  </mrow>
                </msub>
              </mrow>
              <mo stretchy="false">)</mo>
            </mrow>
          </mrow>
          <mrow>
            <mi>N</mi>
          </mrow>
        </mfrac>
      </mrow>
      <mi>,</mi>
    </mrow>
    <annotation encoding="StarMath 5.0">P(w_{i}, w_{j}) = {C(w_{i},w_{j})} over {N},</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20/content.xml><?xml version="1.0" encoding="utf-8"?>
<math xmlns="http://www.w3.org/1998/Math/MathML">
  <semantics>
    <mrow>
      <mi>C</mi>
      <mrow>
        <mo stretchy="false">(</mo>
        <mrow>
          <msub>
            <mi>w</mi>
            <mrow>
              <mi>i</mi>
            </mrow>
          </msub>
          <mi>,</mi>
          <msub>
            <mi>w</mi>
            <mrow>
              <mi>j</mi>
            </mrow>
          </msub>
        </mrow>
        <mo stretchy="false">)</mo>
      </mrow>
    </mrow>
    <annotation encoding="StarMath 5.0">C(w_{i}, w_{j})</annotation>
  </semantics>
</math>
</file>

<file path=Object 21/content.xml><?xml version="1.0" encoding="utf-8"?>
<math xmlns="http://www.w3.org/1998/Math/MathML">
  <semantics>
    <mrow>
      <mrow>
        <mrow>
          <mn>0</mn>
          <mo stretchy="false">≤</mo>
          <mo stretchy="false">λ</mo>
        </mrow>
        <mo stretchy="false">≤</mo>
        <mn>1.</mn>
      </mrow>
    </mrow>
    <annotation encoding="StarMath 5.0">0 &lt;= %lambda &lt;=1.</annotation>
  </semantics>
</math>
</file>

<file path=Object 22/content.xml><?xml version="1.0" encoding="utf-8"?>
<math xmlns="http://www.w3.org/1998/Math/MathML">
  <semantics>
    <mrow>
      <mi>P</mi>
      <mrow>
        <mrow>
          <mo stretchy="false">(</mo>
          <mrow>
            <mrow>
              <msub>
                <mi>w</mi>
                <mrow>
                  <mi>j</mi>
                </mrow>
              </msub>
              <mo stretchy="false">∣</mo>
              <msub>
                <mi>w</mi>
                <mrow>
                  <mi>i</mi>
                </mrow>
              </msub>
            </mrow>
          </mrow>
          <mo stretchy="false">)</mo>
        </mrow>
        <mo stretchy="false">=</mo>
        <mfrac>
          <mrow>
            <mi>C</mi>
            <mrow>
              <mrow>
                <mo stretchy="false">(</mo>
                <mrow>
                  <msub>
                    <mi>w</mi>
                    <mrow>
                      <mi>i</mi>
                    </mrow>
                  </msub>
                  <mi>,</mi>
                  <msub>
                    <mi>w</mi>
                    <mrow>
                      <mi>j</mi>
                    </mrow>
                  </msub>
                </mrow>
                <mo stretchy="false">)</mo>
              </mrow>
              <mo stretchy="false">+</mo>
              <mo stretchy="false">α</mo>
            </mrow>
          </mrow>
          <mrow>
            <mi>C</mi>
            <mrow>
              <mrow>
                <mo stretchy="false">(</mo>
                <mrow>
                  <msub>
                    <mi>w</mi>
                    <mrow>
                      <mi>i</mi>
                    </mrow>
                  </msub>
                </mrow>
                <mo stretchy="false">)</mo>
              </mrow>
              <mo stretchy="false">+</mo>
              <mo stretchy="false">α</mo>
            </mrow>
            <mi>V</mi>
          </mrow>
        </mfrac>
      </mrow>
    </mrow>
    <annotation encoding="StarMath 5.0">P(w_{j} divides w_{i}) = {C(w_{i}, w_{j}) + %alpha} over {C(w_{i})+%alpha V}</annotation>
  </semantics>
</math>
</file>

<file path=Object 23/content.xml><?xml version="1.0" encoding="utf-8"?>
<math xmlns="http://www.w3.org/1998/Math/MathML">
  <semantics>
    <mrow>
      <mrow>
        <msup>
          <mi>X</mi>
          <mrow>
            <mi>l</mi>
          </mrow>
        </msup>
        <mo stretchy="false">=</mo>
        <mrow>
          <mo stretchy="false">(</mo>
          <mrow>
            <msubsup>
              <mi>x</mi>
              <mrow>
                <mn>1</mn>
              </mrow>
              <mrow>
                <mi>l</mi>
              </mrow>
            </msubsup>
            <mi>,</mi>
            <mn>...</mn>
            <mi>,</mi>
            <msubsup>
              <mi>x</mi>
              <mrow>
                <msub>
                  <mi>k</mi>
                  <mrow>
                    <mi>l</mi>
                  </mrow>
                </msub>
              </mrow>
              <mrow>
                <mi>l</mi>
              </mrow>
            </msubsup>
          </mrow>
          <mo stretchy="false">)</mo>
        </mrow>
      </mrow>
      <mi>,</mi>
    </mrow>
    <annotation encoding="StarMath 5.0">X^{l} = (x^{l}_{1},... ,x^{l}_{k_{l}}), </annotation>
  </semantics>
</math>
</file>

<file path=Object 24/content.xml><?xml version="1.0" encoding="utf-8"?>
<math xmlns="http://www.w3.org/1998/Math/MathML">
  <semantics>
    <mrow>
      <msub>
        <mi>k</mi>
        <mrow>
          <mi>l</mi>
        </mrow>
      </msub>
    </mrow>
    <annotation encoding="StarMath 5.0">k_{l}</annotation>
  </semantics>
</math>
</file>

<file path=Object 25/content.xml><?xml version="1.0" encoding="utf-8"?>
<math xmlns="http://www.w3.org/1998/Math/MathML">
  <semantics>
    <mrow>
      <msub>
        <mi>x</mi>
        <mrow>
          <mi>i</mi>
        </mrow>
      </msub>
    </mrow>
    <annotation encoding="StarMath 5.0">x_{i}</annotation>
  </semantics>
</math>
</file>

<file path=Object 26/content.xml><?xml version="1.0" encoding="utf-8"?>
<math xmlns="http://www.w3.org/1998/Math/MathML">
  <semantics>
    <mrow>
      <mrow>
        <mover accent="true">
          <mi>X</mi>
          <mo stretchy="false">̃</mo>
        </mover>
        <mo stretchy="false">=</mo>
        <mrow>
          <mo stretchy="false">(</mo>
          <mrow>
            <msub>
              <mi>x</mi>
              <mrow>
                <mn>1</mn>
              </mrow>
            </msub>
            <mi>,</mi>
            <mn>...</mn>
            <mi>,</mi>
            <msub>
              <mi>x</mi>
              <mrow>
                <mi>k</mi>
              </mrow>
            </msub>
          </mrow>
          <mo stretchy="false">)</mo>
        </mrow>
      </mrow>
      <mn>.</mn>
    </mrow>
    <annotation encoding="StarMath 5.0">tilde X = (x_{1}, ..., x_{k}).</annotation>
  </semantics>
</math>
</file>

<file path=Object 27/content.xml><?xml version="1.0" encoding="utf-8"?>
<math xmlns="http://www.w3.org/1998/Math/MathML">
  <semantics>
    <mrow>
      <mi>W</mi>
      <mrow>
        <mrow>
          <mo stretchy="false">(</mo>
          <mrow>
            <mover accent="true">
              <mi>X</mi>
              <mo stretchy="false">̃</mo>
            </mover>
          </mrow>
          <mo stretchy="false">)</mo>
        </mrow>
        <mo stretchy="false">=</mo>
        <munder>
          <mi mathvariant="italic">max</mi>
          <mrow>
            <mrow>
              <mi>l</mi>
              <mo stretchy="false">∈</mo>
              <mi>L</mi>
            </mrow>
          </mrow>
        </munder>
      </mrow>
      <mrow>
        <munderover>
          <mo stretchy="false">∑</mo>
          <mrow>
            <mrow>
              <mi>i</mi>
              <mo stretchy="false">=</mo>
              <mn>0</mn>
            </mrow>
          </mrow>
          <mrow>
            <msub>
              <mi>k</mi>
              <mrow>
                <mi>l</mi>
              </mrow>
            </msub>
          </mrow>
        </munderover>
        <msubsup>
          <mi>x</mi>
          <mrow>
            <mi>i</mi>
          </mrow>
          <mrow>
            <mi>l</mi>
          </mrow>
        </msubsup>
      </mrow>
      <msub>
        <mi>x</mi>
        <mrow>
          <mi>i</mi>
        </mrow>
      </msub>
      <mi>,</mi>
    </mrow>
    <annotation encoding="StarMath 5.0">W(tilde X) = max csub{l in L} sum from {i=0} to {k_{l}} x^{l}_{i}x_{i}, </annotation>
  </semantics>
</math>
</file>

<file path=Object 28/content.xml><?xml version="1.0" encoding="utf-8"?>
<math xmlns="http://www.w3.org/1998/Math/MathML">
  <semantics>
    <mrow>
      <msub>
        <mi>x</mi>
        <mrow>
          <mi>i</mi>
        </mrow>
      </msub>
    </mrow>
    <annotation encoding="StarMath 5.0">x_{i}</annotation>
  </semantics>
</math>
</file>

<file path=Object 29/content.xml><?xml version="1.0" encoding="utf-8"?>
<math xmlns="http://www.w3.org/1998/Math/MathML">
  <semantics>
    <mrow>
      <msub>
        <mi>x</mi>
        <mrow>
          <mi>i</mi>
        </mrow>
      </msub>
    </mrow>
    <annotation encoding="StarMath 5.0">x_{i}</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30/content.xml><?xml version="1.0" encoding="utf-8"?>
<math xmlns="http://www.w3.org/1998/Math/MathML">
  <semantics>
    <mrow>
      <mrow>
        <mrow>
          <mrow>
            <mo stretchy="false">−</mo>
            <mn>1</mn>
          </mrow>
          <mo stretchy="false">&lt;</mo>
          <mrow>
            <mrow>
              <mo stretchy="false">〈</mo>
              <mrow>
                <mi>w</mi>
                <mi>,</mi>
                <mi>x</mi>
              </mrow>
              <mo stretchy="false">〉</mo>
            </mrow>
            <mo stretchy="false">−</mo>
            <msub>
              <mi>w</mi>
              <mrow>
                <mn>0</mn>
              </mrow>
            </msub>
          </mrow>
        </mrow>
        <mo stretchy="false">&lt;</mo>
        <mn>1,</mn>
      </mrow>
    </mrow>
    <annotation encoding="StarMath 5.0">-1 &lt; langle w, x rangle - w_{0} &lt; 1,</annotation>
  </semantics>
</math>
</file>

<file path=Object 31/content.xml><?xml version="1.0" encoding="utf-8"?>
<math xmlns="http://www.w3.org/1998/Math/MathML">
  <semantics>
    <mrow>
      <mrow>
        <mi>w</mi>
        <mo stretchy="false">∈</mo>
        <msup>
          <mi>R</mi>
          <mrow>
            <mi>n</mi>
          </mrow>
        </msup>
      </mrow>
    </mrow>
    <annotation encoding="StarMath 5.0">w in R^{n}</annotation>
  </semantics>
</math>
</file>

<file path=Object 32/content.xml><?xml version="1.0" encoding="utf-8"?>
<math xmlns="http://www.w3.org/1998/Math/MathML">
  <semantics>
    <mrow>
      <mrow>
        <msub>
          <mi>w</mi>
          <mrow>
            <mn>0</mn>
          </mrow>
        </msub>
        <mo stretchy="false">∈</mo>
        <mi>R</mi>
      </mrow>
    </mrow>
    <annotation encoding="StarMath 5.0">w_{0} in R</annotation>
  </semantics>
</math>
</file>

<file path=Object 33/content.xml><?xml version="1.0" encoding="utf-8"?>
<math xmlns="http://www.w3.org/1998/Math/MathML">
  <semantics>
    <mrow>
      <mrow>
        <mrow>
          <mrow>
            <mfenced open="〈" close="〉">
              <mrow>
                <mrow>
                  <mo stretchy="false">(</mo>
                  <mrow>
                    <msub>
                      <mi>x</mi>
                      <mrow>
                        <mrow>
                          <mo stretchy="false">+</mo>
                          <mi/>
                        </mrow>
                      </mrow>
                    </msub>
                    <mi>,</mi>
                    <msub>
                      <mi>x</mi>
                      <mrow>
                        <mrow>
                          <mo stretchy="false">−</mo>
                          <mi/>
                        </mrow>
                      </mrow>
                    </msub>
                  </mrow>
                  <mo stretchy="false">)</mo>
                </mrow>
                <mi>,</mi>
                <mfrac>
                  <mrow>
                    <mi>w</mi>
                  </mrow>
                  <mrow>
                    <mrow>
                      <mo stretchy="false">∥</mo>
                      <mrow>
                        <mi>w</mi>
                      </mrow>
                      <mo stretchy="false">∥</mo>
                    </mrow>
                  </mrow>
                </mfrac>
              </mrow>
            </mfenced>
            <mo stretchy="false">=</mo>
            <mfrac>
              <mrow>
                <mrow>
                  <mrow>
                    <mo stretchy="false">〈</mo>
                    <mrow>
                      <mrow>
                        <mi>w</mi>
                        <mi>,</mi>
                        <msub>
                          <mi>x</mi>
                          <mrow>
                            <mrow>
                              <mo stretchy="false">+</mo>
                              <mi/>
                            </mrow>
                          </mrow>
                        </msub>
                      </mrow>
                    </mrow>
                    <mo stretchy="false">〉</mo>
                  </mrow>
                  <mo stretchy="false">−</mo>
                  <mrow>
                    <mo stretchy="false">〈</mo>
                    <mrow>
                      <mrow>
                        <mi>w</mi>
                        <mi>,</mi>
                        <msub>
                          <mi>x</mi>
                          <mrow>
                            <mrow>
                              <mo stretchy="false">−</mo>
                              <mi/>
                            </mrow>
                          </mrow>
                        </msub>
                      </mrow>
                    </mrow>
                    <mo stretchy="false">〉</mo>
                  </mrow>
                </mrow>
              </mrow>
              <mrow>
                <mo stretchy="false">∥</mo>
                <mrow>
                  <mi>w</mi>
                </mrow>
                <mo stretchy="false">∥</mo>
              </mrow>
            </mfrac>
          </mrow>
          <mo stretchy="false">=</mo>
          <mfrac>
            <mrow>
              <mrow>
                <mrow>
                  <mo stretchy="false">(</mo>
                  <mrow>
                    <mrow>
                      <msub>
                        <mi>w</mi>
                        <mrow>
                          <mn>0</mn>
                        </mrow>
                      </msub>
                      <mo stretchy="false">+</mo>
                      <mn>1</mn>
                    </mrow>
                  </mrow>
                  <mo stretchy="false">)</mo>
                </mrow>
                <mo stretchy="false">−</mo>
                <mrow>
                  <mo stretchy="false">(</mo>
                  <mrow>
                    <mrow>
                      <msub>
                        <mi>w</mi>
                        <mrow>
                          <mn>0</mn>
                        </mrow>
                      </msub>
                      <mo stretchy="false">−</mo>
                      <mn>1</mn>
                    </mrow>
                  </mrow>
                  <mo stretchy="false">)</mo>
                </mrow>
              </mrow>
            </mrow>
            <mrow>
              <mo stretchy="false">∥</mo>
              <mrow>
                <mi>w</mi>
              </mrow>
              <mo stretchy="false">∥</mo>
            </mrow>
          </mfrac>
        </mrow>
        <mo stretchy="false">=</mo>
        <mfrac>
          <mn>2</mn>
          <mrow>
            <mo stretchy="false">∥</mo>
            <mrow>
              <mi>w</mi>
            </mrow>
            <mo stretchy="false">∥</mo>
          </mrow>
        </mfrac>
      </mrow>
    </mrow>
    <annotation encoding="StarMath 5.0">left langle (x_{+`}, x_{-`}), {w} over {ldline w rdline} right rangle = {langle {w, x_{+`}} rangle - langle {w, x_{-`}} rangle} over ldline w rdline = {(w_{0}+1) - (w_{0}-1)}  over ldline w rdline = 2 over ldline w rdline</annotation>
  </semantics>
</math>
</file>

<file path=Object 34/content.xml><?xml version="1.0" encoding="utf-8"?>
<math xmlns="http://www.w3.org/1998/Math/MathML">
  <semantics>
    <mrow>
      <msub>
        <mi>x</mi>
        <mrow>
          <mrow>
            <mo stretchy="false">−</mo>
            <mi/>
          </mrow>
        </mrow>
      </msub>
      <mi>,</mi>
      <mrow>
        <msub>
          <mi>x</mi>
          <mrow>
            <mrow>
              <mo stretchy="false">+</mo>
              <mi/>
            </mrow>
          </mrow>
        </msub>
        <mo stretchy="false">−</mo>
        <mi/>
      </mrow>
    </mrow>
    <annotation encoding="StarMath 5.0">x_{-`}, x_{+`} - `</annotation>
  </semantics>
</math>
</file>

<file path=Object 35/content.xml><?xml version="1.0" encoding="utf-8"?>
<math xmlns="http://www.w3.org/1998/Math/MathML">
  <semantics>
    <mrow>
      <mrow>
        <msub>
          <mo stretchy="false">ξ</mo>
          <mrow>
            <mi>i</mi>
          </mrow>
        </msub>
        <mo stretchy="false">≥</mo>
        <mn>0,</mn>
      </mrow>
    </mrow>
    <annotation encoding="StarMath 5.0">%xi_{i} &gt;= 0,</annotation>
  </semantics>
</math>
</file>

<file path=Object 36/content.xml><?xml version="1.0" encoding="utf-8"?>
<math xmlns="http://www.w3.org/1998/Math/MathML">
  <semantics>
    <mrow>
      <mfrac>
        <mn>1</mn>
        <mn>2</mn>
      </mfrac>
      <mrow>
        <mrow>
          <mo stretchy="false">〈</mo>
          <mrow>
            <mi>w</mi>
            <mi>,</mi>
            <mi>w</mi>
          </mrow>
          <mo stretchy="false">〉</mo>
        </mrow>
        <mo stretchy="false">+</mo>
        <mi>C</mi>
      </mrow>
      <mrow>
        <mrow>
          <munderover>
            <mo stretchy="false">∑</mo>
            <mrow>
              <mrow>
                <mi>i</mi>
                <mo stretchy="false">=</mo>
                <mn>1</mn>
              </mrow>
            </mrow>
            <mi>l</mi>
          </munderover>
          <msub>
            <mo stretchy="false">ξ</mo>
            <mrow>
              <mi>i</mi>
            </mrow>
          </msub>
        </mrow>
        <mo stretchy="false">→</mo>
        <munder>
          <mi mathvariant="italic">min</mi>
          <mrow>
            <mi>w</mi>
            <mi>,</mi>
            <msub>
              <mi>w</mi>
              <mrow>
                <mn>0</mn>
              </mrow>
            </msub>
            <mi>,</mi>
            <mo stretchy="false">ξ</mo>
          </mrow>
        </munder>
      </mrow>
    </mrow>
    <annotation encoding="StarMath 5.0">1 over 2 langle w, w rangle + C sum from {i=1} to l %xi_{i} toward min csub{ w, w_{0},%xi}</annotation>
  </semantics>
</math>
</file>

<file path=Object 37/content.xml><?xml version="1.0" encoding="utf-8"?>
<math xmlns="http://www.w3.org/1998/Math/MathML">
  <semantics>
    <mrow>
      <mo stretchy="false">ψ</mo>
      <mi mathvariant="normal">:</mi>
      <mrow>
        <mi>X</mi>
        <mo stretchy="false">→</mo>
        <mi>H</mi>
      </mrow>
    </mrow>
    <annotation encoding="StarMath 5.0">%psi: X toward H</annotation>
  </semantics>
</math>
</file>

<file path=Object 38/content.xml><?xml version="1.0" encoding="utf-8"?>
<math xmlns="http://www.w3.org/1998/Math/MathML">
  <semantics>
    <mrow>
      <mo stretchy="false">ψ</mo>
      <mrow>
        <mo stretchy="false">(</mo>
        <mrow>
          <msub>
            <mi>x</mi>
            <mrow>
              <mi>i</mi>
            </mrow>
          </msub>
        </mrow>
        <mo stretchy="false">)</mo>
      </mrow>
      <mn>.</mn>
    </mrow>
    <annotation encoding="StarMath 5.0">%psi(x_{i}).</annotation>
  </semantics>
</math>
</file>

<file path=Object 39/content.xml><?xml version="1.0" encoding="utf-8"?>
<math xmlns="http://www.w3.org/1998/Math/MathML">
  <semantics>
    <mrow>
      <msub>
        <mi>x</mi>
        <mrow>
          <mi>i</mi>
        </mrow>
      </msub>
      <mi>,</mi>
    </mrow>
    <annotation encoding="StarMath 5.0">x_{i},</annotation>
  </semantics>
</math>
</file>

<file path=Object 4/content.xml><?xml version="1.0" encoding="utf-8"?>
<math xmlns="http://www.w3.org/1998/Math/MathML">
  <semantics>
    <mrow>
      <msup>
        <mi>X</mi>
        <mrow>
          <mi>l</mi>
        </mrow>
      </msup>
      <mi>,</mi>
    </mrow>
    <annotation encoding="StarMath 5.0">X^{l},</annotation>
  </semantics>
</math>
</file>

<file path=Object 40/content.xml><?xml version="1.0" encoding="utf-8"?>
<math xmlns="http://www.w3.org/1998/Math/MathML">
  <semantics>
    <mrow>
      <mrow>
        <mo stretchy="false">〈</mo>
        <mrow>
          <mo stretchy="false">ψ</mo>
          <mrow>
            <mo stretchy="false">(</mo>
            <mrow>
              <mi>x</mi>
            </mrow>
            <mo stretchy="false">)</mo>
          </mrow>
          <mi>,</mi>
          <mo stretchy="false">ψ</mo>
          <mrow>
            <mo stretchy="false">(</mo>
            <mrow>
              <mi>x</mi>
              <mi>'</mi>
            </mrow>
            <mo stretchy="false">)</mo>
          </mrow>
        </mrow>
        <mo stretchy="false">〉</mo>
      </mrow>
      <mn>.</mn>
    </mrow>
    <annotation encoding="StarMath 5.0">langle %psi(x), %psi(x') rangle .</annotation>
  </semantics>
</math>
</file>

<file path=Object 41/content.xml><?xml version="1.0" encoding="utf-8"?>
<math xmlns="http://www.w3.org/1998/Math/MathML">
  <semantics>
    <mrow>
      <mi>K</mi>
      <mi mathvariant="normal">:</mi>
      <mrow>
        <mrow>
          <mi>X</mi>
          <mo stretchy="false">×</mo>
          <mi>X</mi>
        </mrow>
        <mo stretchy="false">→</mo>
        <mi>R</mi>
      </mrow>
    </mrow>
    <annotation encoding="StarMath 5.0">K: X times  X toward R</annotation>
  </semantics>
</math>
</file>

<file path=Object 42/content.xml><?xml version="1.0" encoding="utf-8"?>
<math xmlns="http://www.w3.org/1998/Math/MathML">
  <semantics>
    <mrow>
      <mi>K</mi>
      <mrow>
        <mrow>
          <mo stretchy="false">(</mo>
          <mrow>
            <mi>x</mi>
            <mi>,</mi>
            <mi>x</mi>
            <mi>'</mi>
          </mrow>
          <mo stretchy="false">)</mo>
        </mrow>
        <mo stretchy="false">=</mo>
        <mrow>
          <mo stretchy="false">〈</mo>
          <mrow>
            <mo stretchy="false">ψ</mo>
            <mrow>
              <mo stretchy="false">(</mo>
              <mrow>
                <mi>x</mi>
              </mrow>
              <mo stretchy="false">)</mo>
            </mrow>
            <mi>,</mi>
            <mo stretchy="false">ψ</mo>
            <mrow>
              <mo stretchy="false">(</mo>
              <mrow>
                <mi>x</mi>
                <mi>'</mi>
              </mrow>
              <mo stretchy="false">)</mo>
            </mrow>
          </mrow>
          <mo stretchy="false">〉</mo>
        </mrow>
      </mrow>
    </mrow>
    <annotation encoding="StarMath 5.0">K(x, x') = langle %psi(x), %psi(x') rangle </annotation>
  </semantics>
</math>
</file>

<file path=Object 43/content.xml><?xml version="1.0" encoding="utf-8"?>
<math xmlns="http://www.w3.org/1998/Math/MathML">
  <semantics>
    <mrow>
      <mo stretchy="false">ψ</mo>
      <mi mathvariant="normal">:</mi>
      <mrow>
        <mi>X</mi>
        <mo stretchy="false">→</mo>
        <mi>H</mi>
      </mrow>
      <mi>,</mi>
    </mrow>
    <annotation encoding="StarMath 5.0">%psi: X toward H,</annotation>
  </semantics>
</math>
</file>

<file path=Object 44/content.xml><?xml version="1.0" encoding="utf-8"?>
<math xmlns="http://www.w3.org/1998/Math/MathML">
  <semantics>
    <mrow>
      <mi>K</mi>
      <mrow>
        <mo stretchy="false">(</mo>
        <mrow>
          <mi>x</mi>
          <mi>,</mi>
          <mi>x</mi>
          <mi>'</mi>
        </mrow>
        <mo stretchy="false">)</mo>
      </mrow>
    </mrow>
    <annotation encoding="StarMath 5.0">K(x, x')</annotation>
  </semantics>
</math>
</file>

<file path=Object 45/content.xml><?xml version="1.0" encoding="utf-8"?>
<math xmlns="http://www.w3.org/1998/Math/MathML">
  <semantics>
    <mrow>
      <mi>K</mi>
      <mrow>
        <mrow>
          <mo stretchy="false">(</mo>
          <mrow>
            <mi>x</mi>
            <mi>,</mi>
            <mi>x</mi>
            <mi>'</mi>
          </mrow>
          <mo stretchy="false">)</mo>
        </mrow>
        <mo stretchy="false">=</mo>
        <mi>K</mi>
      </mrow>
      <mrow>
        <mo stretchy="false">(</mo>
        <mrow>
          <mi>x</mi>
          <mi>'</mi>
          <mi>,</mi>
          <mi>x</mi>
        </mrow>
        <mo stretchy="false">)</mo>
      </mrow>
      <mi>,</mi>
    </mrow>
    <annotation encoding="StarMath 5.0">K(x, x') = K(x', x),</annotation>
  </semantics>
</math>
</file>

<file path=Object 46/content.xml><?xml version="1.0" encoding="utf-8"?>
<math xmlns="http://www.w3.org/1998/Math/MathML">
  <semantics>
    <mrow>
      <mi>g</mi>
      <mi mathvariant="normal">:</mi>
      <mrow>
        <mi>X</mi>
        <mo stretchy="false">→</mo>
        <mi mathvariant="italic">R.</mi>
      </mrow>
    </mrow>
    <annotation encoding="StarMath 5.0">g: X toward R.</annotation>
  </semantics>
</math>
</file>

<file path=Object 47/content.xml><?xml version="1.0" encoding="utf-8"?>
<math xmlns="http://www.w3.org/1998/Math/MathML">
  <semantics>
    <mrow>
      <mrow>
        <munder>
          <mo stretchy="false">∬</mo>
          <mrow>
            <mi>X</mi>
            <mi>X</mi>
          </mrow>
        </munder>
        <mi>K</mi>
      </mrow>
      <mrow>
        <mo stretchy="false">(</mo>
        <mrow>
          <mi>x</mi>
          <mi>,</mi>
          <mi>x</mi>
          <mi>'</mi>
        </mrow>
        <mo stretchy="false">)</mo>
      </mrow>
      <mi>g</mi>
      <mrow>
        <mo stretchy="false">(</mo>
        <mrow>
          <mi>x</mi>
        </mrow>
        <mo stretchy="false">)</mo>
      </mrow>
      <mi>g</mi>
      <mrow>
        <mo stretchy="false">(</mo>
        <mrow>
          <mi>x</mi>
          <mi>'</mi>
        </mrow>
        <mo stretchy="false">)</mo>
      </mrow>
      <mi mathvariant="italic">dxdx</mi>
      <mrow>
        <mi>'</mi>
        <mo stretchy="false">≥</mo>
        <mn>0</mn>
      </mrow>
    </mrow>
    <annotation encoding="StarMath 5.0">iint from {X X} K(x, x')g(x)g(x')dxdx' &gt;=0</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